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4" style:family="table">
      <style:table-properties style:width="10.451cm" fo:margin-left="3.512cm" table:align="left"/>
    </style:style>
    <style:style style:name="Tableau4.A" style:family="table-column">
      <style:table-column-properties style:column-width="10.451cm"/>
    </style:style>
    <style:style style:name="Tableau4.A1" style:family="table-cell">
      <style:table-cell-properties fo:padding="0.097cm" fo:border="0.05pt solid #000000"/>
    </style:style>
    <style:style style:name="Tableau2" style:family="table">
      <style:table-properties style:width="10.871cm" fo:margin-left="3.027cm" table:align="left"/>
    </style:style>
    <style:style style:name="Tableau2.A" style:family="table-column">
      <style:table-column-properties style:column-width="10.871cm"/>
    </style:style>
    <style:style style:name="Tableau2.A1" style:family="table-cell">
      <style:table-cell-properties fo:padding="0.097cm" fo:border="0.05pt solid #000000"/>
    </style:style>
    <style:style style:name="Tableau1" style:family="table">
      <style:table-properties style:width="17.507cm" fo:margin-left="0.095cm" table:align="left"/>
    </style:style>
    <style:style style:name="Tableau1.A" style:family="table-column">
      <style:table-column-properties style:column-width="0.473cm"/>
    </style:style>
    <style:style style:name="Tableau1.B" style:family="table-column">
      <style:table-column-properties style:column-width="5.636cm"/>
    </style:style>
    <style:style style:name="Tableau1.C" style:family="table-column">
      <style:table-column-properties style:column-width="5.401cm"/>
    </style:style>
    <style:style style:name="Tableau1.D" style:family="table-column">
      <style:table-column-properties style:column-width="5.997cm"/>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2" style:family="table-row">
      <style:table-row-properties style:min-row-height="1.125cm"/>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1.3" style:family="table-row">
      <style:table-row-properties style:min-row-height="1.191cm"/>
    </style:style>
    <style:style style:name="Tableau5" style:family="table">
      <style:table-properties style:width="17.507cm" fo:margin-left="0.095cm" table:align="left"/>
    </style:style>
    <style:style style:name="Tableau5.A" style:family="table-column">
      <style:table-column-properties style:column-width="0.473cm"/>
    </style:style>
    <style:style style:name="Tableau5.B" style:family="table-column">
      <style:table-column-properties style:column-width="17.034cm"/>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2" style:family="table-row">
      <style:table-row-properties style:min-row-height="1.125cm"/>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5.3" style:family="table-row">
      <style:table-row-properties style:min-row-height="1.191cm"/>
    </style:style>
    <style:style style:name="Tableau6" style:family="table">
      <style:table-properties style:width="12.194cm" fo:margin-left="1.639cm" table:align="left"/>
    </style:style>
    <style:style style:name="Tableau6.A" style:family="table-column">
      <style:table-column-properties style:column-width="3.344cm"/>
    </style:style>
    <style:style style:name="Tableau6.B" style:family="table-column">
      <style:table-column-properties style:column-width="2.764cm"/>
    </style:style>
    <style:style style:name="Tableau6.C" style:family="table-column">
      <style:table-column-properties style:column-width="3.087cm"/>
    </style:style>
    <style:style style:name="Tableau6.D" style:family="table-column">
      <style:table-column-properties style:column-width="2.999cm"/>
    </style:style>
    <style:style style:name="Tableau6.A1" style:family="table-cell">
      <style:table-cell-properties fo:padding="0.097cm" fo:border-left="0.05pt solid #000000" fo:border-right="none" fo:border-top="0.05pt solid #000000" fo:border-bottom="0.05pt solid #000000"/>
    </style:style>
    <style:style style:name="Tableau6.D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D2" style:family="table-cell">
      <style:table-cell-properties fo:padding="0.097cm" fo:border-left="0.05pt solid #000000" fo:border-right="0.05pt solid #000000" fo:border-top="none" fo:border-bottom="0.05pt solid #000000"/>
    </style:style>
    <style:style style:name="Tableau7" style:family="table">
      <style:table-properties style:width="17.59cm" table:align="margins"/>
    </style:style>
    <style:style style:name="Tableau7.A" style:family="table-column">
      <style:table-column-properties style:column-width="17.59cm" style:rel-column-width="65535*"/>
    </style:style>
    <style:style style:name="Tableau7.A1" style:family="table-cell">
      <style:table-cell-properties fo:padding="0.097cm" fo:border="0.05pt solid #000000"/>
    </style:style>
    <style:style style:name="Tableau3" style:family="table">
      <style:table-properties style:width="17.595cm" fo:margin-left="0cm" table:align="left"/>
    </style:style>
    <style:style style:name="Tableau3.A" style:family="table-column">
      <style:table-column-properties style:column-width="0.905cm"/>
    </style:style>
    <style:style style:name="Tableau3.B" style:family="table-column">
      <style:table-column-properties style:column-width="4.807cm"/>
    </style:style>
    <style:style style:name="Tableau3.C" style:family="table-column">
      <style:table-column-properties style:column-width="11.883cm"/>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2" style:family="table-row">
      <style:table-row-properties style:min-row-height="1.632cm"/>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1" style:family="table">
      <style:table-properties style:width="17.59cm" table:align="margins"/>
    </style:style>
    <style:style style:name="Table1.A" style:family="table-column">
      <style:table-column-properties style:column-width="2.514cm" style:rel-column-width="9362*"/>
    </style:style>
    <style:style style:name="Table1.G" style:family="table-column">
      <style:table-column-properties style:column-width="2.514cm" style:rel-column-width="9363*"/>
    </style:style>
    <style:style style:name="Table1.A1" style:family="table-cell">
      <style:table-cell-properties fo:padding="0.097cm" fo:border-left="0.05pt solid #000000" fo:border-right="none" fo:border-top="0.05pt solid #000000" fo:border-bottom="0.05pt solid #000000"/>
    </style:style>
    <style:style style:name="Table1.G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G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0c8d2e" officeooo:paragraph-rsid="000c8d2e"/>
    </style:style>
    <style:style style:name="P2" style:family="paragraph" style:parent-style-name="Standard">
      <style:text-properties style:text-underline-style="none" fo:font-weight="normal" officeooo:rsid="000c8d2e" officeooo:paragraph-rsid="000c8d2e" style:font-weight-asian="normal" style:font-weight-complex="normal"/>
    </style:style>
    <style:style style:name="P3" style:family="paragraph" style:parent-style-name="Standard">
      <style:paragraph-properties fo:text-align="center" style:justify-single-word="false"/>
      <style:text-properties style:text-underline-style="none" fo:font-weight="normal" officeooo:rsid="000c8d2e" officeooo:paragraph-rsid="000c8d2e" style:font-weight-asian="normal" style:font-weight-complex="normal"/>
    </style:style>
    <style:style style:name="P4" style:family="paragraph" style:parent-style-name="Standard">
      <style:paragraph-properties fo:text-align="center" style:justify-single-word="false"/>
      <style:text-properties style:text-underline-style="none" fo:font-weight="normal" officeooo:rsid="000c8d2e" officeooo:paragraph-rsid="00113a1a" style:font-weight-asian="normal" style:font-weight-complex="normal"/>
    </style:style>
    <style:style style:name="P5" style:family="paragraph" style:parent-style-name="Standard">
      <style:text-properties style:text-underline-style="none" fo:font-weight="normal" officeooo:rsid="000d8645" officeooo:paragraph-rsid="000d874b" style:font-weight-asian="normal" style:font-weight-complex="normal"/>
    </style:style>
    <style:style style:name="P6" style:family="paragraph" style:parent-style-name="Standard">
      <style:paragraph-properties fo:text-align="center" style:justify-single-word="false"/>
      <style:text-properties officeooo:rsid="000d874b" officeooo:paragraph-rsid="000d874b"/>
    </style:style>
    <style:style style:name="P7" style:family="paragraph" style:parent-style-name="Text_20_body">
      <style:text-properties officeooo:rsid="000dcd05" officeooo:paragraph-rsid="000dcd05"/>
    </style:style>
    <style:style style:name="P8" style:family="paragraph" style:parent-style-name="Text_20_body">
      <style:text-properties officeooo:rsid="000ff839" officeooo:paragraph-rsid="000ff839"/>
    </style:style>
    <style:style style:name="P9" style:family="paragraph" style:parent-style-name="Text_20_body">
      <style:text-properties officeooo:rsid="000ff839" officeooo:paragraph-rsid="001423c2"/>
    </style:style>
    <style:style style:name="P10" style:family="paragraph" style:parent-style-name="Text_20_body">
      <style:text-properties officeooo:rsid="001423c2" officeooo:paragraph-rsid="001423c2"/>
    </style:style>
    <style:style style:name="P11" style:family="paragraph" style:parent-style-name="Text_20_body">
      <style:text-properties officeooo:rsid="00146a05" officeooo:paragraph-rsid="00146a05"/>
    </style:style>
    <style:style style:name="P12" style:family="paragraph" style:parent-style-name="Text_20_body">
      <style:text-properties officeooo:rsid="001770ff" officeooo:paragraph-rsid="00211b2a"/>
    </style:style>
    <style:style style:name="P13" style:family="paragraph" style:parent-style-name="Text_20_body">
      <style:text-properties officeooo:rsid="001a1b6e" officeooo:paragraph-rsid="001a1b6e"/>
    </style:style>
    <style:style style:name="P14" style:family="paragraph" style:parent-style-name="Text_20_body">
      <style:text-properties officeooo:rsid="001a1b6e" officeooo:paragraph-rsid="001ae7da"/>
    </style:style>
    <style:style style:name="P15" style:family="paragraph" style:parent-style-name="Text_20_body">
      <style:text-properties officeooo:rsid="001a1b6e" officeooo:paragraph-rsid="00211b2a"/>
    </style:style>
    <style:style style:name="P16" style:family="paragraph" style:parent-style-name="Text_20_body">
      <style:text-properties fo:language="en" fo:country="CA" officeooo:rsid="001ae7da" officeooo:paragraph-rsid="001ae7da"/>
    </style:style>
    <style:style style:name="P17" style:family="paragraph" style:parent-style-name="Text_20_body">
      <style:text-properties officeooo:rsid="001c580f" officeooo:paragraph-rsid="001c580f"/>
    </style:style>
    <style:style style:name="P18" style:family="paragraph" style:parent-style-name="Text_20_body">
      <style:text-properties officeooo:rsid="00211b2a" officeooo:paragraph-rsid="00211b2a"/>
    </style:style>
    <style:style style:name="P19" style:family="paragraph" style:parent-style-name="Text_20_body">
      <style:text-properties fo:font-size="11pt" officeooo:rsid="0021c17c" officeooo:paragraph-rsid="0021c17c" style:font-size-asian="11pt" style:font-size-complex="11pt"/>
    </style:style>
    <style:style style:name="P20" style:family="paragraph" style:parent-style-name="Text_20_body">
      <style:text-properties fo:font-size="11pt" officeooo:rsid="000d874b" officeooo:paragraph-rsid="000d874b" style:font-size-asian="11pt" style:font-size-complex="11pt"/>
    </style:style>
    <style:style style:name="P21" style:family="paragraph" style:parent-style-name="Table_20_Contents">
      <style:text-properties officeooo:rsid="000c8d2e" officeooo:paragraph-rsid="000c8d2e"/>
    </style:style>
    <style:style style:name="P22" style:family="paragraph" style:parent-style-name="Table_20_Contents">
      <style:paragraph-properties fo:text-align="center" style:justify-single-word="false"/>
      <style:text-properties officeooo:rsid="000c8d2e"/>
    </style:style>
    <style:style style:name="P23" style:family="paragraph" style:parent-style-name="Table_20_Contents">
      <style:text-properties officeooo:rsid="000c8d2e" officeooo:paragraph-rsid="001423c2"/>
    </style:style>
    <style:style style:name="P24" style:family="paragraph" style:parent-style-name="Table_20_Contents">
      <style:paragraph-properties fo:text-align="center" style:justify-single-word="false"/>
      <style:text-properties fo:font-style="italic" officeooo:rsid="000c8d2e" officeooo:paragraph-rsid="000c8d2e" style:font-style-asian="italic" style:font-style-complex="italic"/>
    </style:style>
    <style:style style:name="P25" style:family="paragraph" style:parent-style-name="Table_20_Contents">
      <style:paragraph-properties fo:text-align="center" style:justify-single-word="false"/>
      <style:text-properties fo:font-style="italic" officeooo:rsid="000c8d2e" officeooo:paragraph-rsid="000d8645" style:font-style-asian="italic" style:font-style-complex="italic"/>
    </style:style>
    <style:style style:name="P26" style:family="paragraph" style:parent-style-name="Table_20_Contents">
      <style:text-properties fo:font-weight="bold" officeooo:rsid="000d8645" officeooo:paragraph-rsid="000d8645" style:font-weight-asian="bold" style:font-weight-complex="bold"/>
    </style:style>
    <style:style style:name="P27" style:family="paragraph" style:parent-style-name="Table_20_Contents">
      <style:text-properties fo:font-weight="bold" officeooo:rsid="000d874b" officeooo:paragraph-rsid="000d874b" style:font-weight-asian="bold" style:font-weight-complex="bold"/>
    </style:style>
    <style:style style:name="P28" style:family="paragraph" style:parent-style-name="Table_20_Contents">
      <style:text-properties officeooo:rsid="000d874b" officeooo:paragraph-rsid="000d874b"/>
    </style:style>
    <style:style style:name="P29" style:family="paragraph" style:parent-style-name="Table_20_Contents">
      <style:text-properties fo:font-weight="normal" officeooo:rsid="000d874b" officeooo:paragraph-rsid="000d874b" style:font-weight-asian="normal" style:font-weight-complex="normal"/>
    </style:style>
    <style:style style:name="P30" style:family="paragraph" style:parent-style-name="Table_20_Contents">
      <style:text-properties fo:font-weight="normal" officeooo:rsid="000d874b" officeooo:paragraph-rsid="00144d2b" fo:background-color="#ffff00" style:font-weight-asian="normal" style:font-weight-complex="normal"/>
    </style:style>
    <style:style style:name="P31" style:family="paragraph" style:parent-style-name="Table_20_Contents">
      <style:paragraph-properties fo:text-align="center" style:justify-single-word="false"/>
      <style:text-properties fo:font-size="16pt" fo:font-weight="bold" officeooo:rsid="000eac0c" officeooo:paragraph-rsid="000eac0c" style:font-size-asian="16pt" style:font-weight-asian="bold" style:font-size-complex="16pt" style:font-weight-complex="bold"/>
    </style:style>
    <style:style style:name="P32" style:family="paragraph" style:parent-style-name="Table_20_Contents">
      <style:text-properties officeooo:paragraph-rsid="001423c2"/>
    </style:style>
    <style:style style:name="P33" style:family="paragraph" style:parent-style-name="Table_20_Contents">
      <style:text-properties officeooo:rsid="001423c2" officeooo:paragraph-rsid="001423c2"/>
    </style:style>
    <style:style style:name="P34" style:family="paragraph" style:parent-style-name="Table_20_Contents">
      <style:text-properties officeooo:rsid="0016422e" officeooo:paragraph-rsid="0016422e"/>
    </style:style>
    <style:style style:name="P35" style:family="paragraph" style:parent-style-name="Table_20_Contents">
      <style:text-properties officeooo:rsid="0016422e" officeooo:paragraph-rsid="00173229"/>
    </style:style>
    <style:style style:name="P36" style:family="paragraph" style:parent-style-name="Table_20_Contents">
      <style:text-properties officeooo:rsid="00173229" officeooo:paragraph-rsid="00173229"/>
    </style:style>
    <style:style style:name="P37" style:family="paragraph" style:parent-style-name="Table_20_Contents">
      <style:text-properties officeooo:rsid="0022cf20" officeooo:paragraph-rsid="0022cf20"/>
    </style:style>
    <style:style style:name="P38" style:family="paragraph" style:parent-style-name="Table_20_Contents">
      <style:text-properties officeooo:rsid="00173229" officeooo:paragraph-rsid="00173229" fo:background-color="#ffff00"/>
    </style:style>
    <style:style style:name="P39" style:family="paragraph" style:parent-style-name="Standard" style:list-style-name="L1">
      <style:text-properties style:text-underline-style="none" fo:font-weight="normal" officeooo:rsid="000c8d2e" officeooo:paragraph-rsid="000d8645" style:font-weight-asian="normal" style:font-weight-complex="normal"/>
    </style:style>
    <style:style style:name="P40" style:family="paragraph" style:parent-style-name="Standard" style:list-style-name="L1">
      <style:text-properties style:text-underline-style="none" fo:font-weight="normal" officeooo:rsid="000d8645" officeooo:paragraph-rsid="000d874b" style:font-weight-asian="normal" style:font-weight-complex="normal"/>
    </style:style>
    <style:style style:name="P41" style:family="paragraph" style:parent-style-name="Standard" style:list-style-name="L1">
      <style:text-properties style:text-underline-style="none" fo:font-weight="normal" officeooo:rsid="000d8645" officeooo:paragraph-rsid="000d8645" style:font-weight-asian="normal" style:font-weight-complex="normal"/>
    </style:style>
    <style:style style:name="P42" style:family="paragraph" style:parent-style-name="Standard" style:list-style-name="L1">
      <style:text-properties officeooo:rsid="000d8645" officeooo:paragraph-rsid="000d8645"/>
    </style:style>
    <style:style style:name="P43" style:family="paragraph" style:parent-style-name="Heading_20_2">
      <style:text-properties officeooo:paragraph-rsid="001423c2"/>
    </style:style>
    <style:style style:name="P44" style:family="paragraph" style:parent-style-name="Heading_20_2">
      <style:text-properties officeooo:paragraph-rsid="000dcd05"/>
    </style:style>
    <style:style style:name="P45" style:family="paragraph" style:parent-style-name="Quotations" style:list-style-name="L2"/>
    <style:style style:name="P46" style:family="paragraph" style:parent-style-name="Quotations" style:list-style-name="L2">
      <style:text-properties officeooo:paragraph-rsid="001770ff"/>
    </style:style>
    <style:style style:name="P47" style:family="paragraph" style:parent-style-name="Text_20_body" style:list-style-name="">
      <style:text-properties officeooo:paragraph-rsid="000ff839"/>
    </style:style>
    <style:style style:name="P48" style:family="paragraph" style:parent-style-name="Text_20_body" style:list-style-name="">
      <style:text-properties officeooo:rsid="000ff839" officeooo:paragraph-rsid="000ff839"/>
    </style:style>
    <style:style style:name="P49" style:family="paragraph" style:parent-style-name="Text_20_body" style:list-style-name="">
      <style:text-properties fo:font-style="italic" officeooo:rsid="0012a637" officeooo:paragraph-rsid="0012a637" style:font-style-asian="italic" style:font-style-complex="italic"/>
    </style:style>
    <style:style style:name="P50" style:family="paragraph" style:parent-style-name="Text_20_body" style:list-style-name="">
      <style:paragraph-properties fo:break-before="page"/>
      <style:text-properties fo:font-style="italic" style:text-underline-style="none" fo:font-weight="normal" officeooo:rsid="0012a637" officeooo:paragraph-rsid="00146a05" style:font-style-asian="italic" style:font-weight-asian="normal" style:font-style-complex="italic" style:font-weight-complex="normal"/>
    </style:style>
    <style:style style:name="T1" style:family="text">
      <style:text-properties officeooo:rsid="000c8d2e"/>
    </style:style>
    <style:style style:name="T2" style:family="text">
      <style:text-properties officeooo:rsid="000d8645"/>
    </style:style>
    <style:style style:name="T3" style:family="text">
      <style:text-properties style:text-underline-style="none" fo:font-weight="normal" style:font-weight-asian="normal" style:font-weight-complex="normal"/>
    </style:style>
    <style:style style:name="T4" style:family="text">
      <style:text-properties officeooo:rsid="000d874b"/>
    </style:style>
    <style:style style:name="T5" style:family="text">
      <style:text-properties officeooo:rsid="000dcd05"/>
    </style:style>
    <style:style style:name="T6" style:family="text">
      <style:text-properties officeooo:rsid="000eac27"/>
    </style:style>
    <style:style style:name="T7" style:family="text">
      <style:text-properties style:font-name="Liberation Serif1" officeooo:rsid="000eac27" style:font-name-asian="Liberation Serif1" style:font-name-complex="Liberation Serif1"/>
    </style:style>
    <style:style style:name="T8" style:family="text">
      <style:text-properties style:font-name="Liberation Serif" officeooo:rsid="000eac27" style:font-name-asian="Droid Sans Fallback" style:font-name-complex="FreeSans"/>
    </style:style>
    <style:style style:name="T9" style:family="text">
      <style:text-properties style:font-name="Liberation Serif" officeooo:rsid="00113a1a" style:font-name-asian="Droid Sans Fallback" style:font-name-complex="FreeSans"/>
    </style:style>
    <style:style style:name="T10" style:family="text">
      <style:text-properties officeooo:rsid="000ff839"/>
    </style:style>
    <style:style style:name="T11" style:family="text">
      <style:text-properties fo:font-weight="bold" style:font-weight-asian="bold" style:font-weight-complex="bold"/>
    </style:style>
    <style:style style:name="T12" style:family="text">
      <style:text-properties officeooo:rsid="00113a1a"/>
    </style:style>
    <style:style style:name="T13" style:family="text">
      <style:text-properties officeooo:rsid="001423c2"/>
    </style:style>
    <style:style style:name="T14" style:family="text">
      <style:text-properties fo:font-style="italic"/>
    </style:style>
    <style:style style:name="T15" style:family="text">
      <style:text-properties fo:font-style="italic" style:text-underline-style="none" fo:font-weight="normal" officeooo:rsid="0012a637" style:font-style-asian="italic" style:font-weight-asian="normal" style:font-style-complex="italic" style:font-weight-complex="normal"/>
    </style:style>
    <style:style style:name="T16" style:family="text">
      <style:text-properties fo:font-style="italic" style:text-underline-style="none" fo:font-weight="normal" officeooo:rsid="001423c2" style:font-style-asian="italic" style:font-weight-asian="normal" style:font-style-complex="italic" style:font-weight-complex="normal"/>
    </style:style>
    <style:style style:name="T17" style:family="text">
      <style:text-properties fo:font-style="italic" style:font-style-asian="italic" style:font-style-complex="italic"/>
    </style:style>
    <style:style style:name="T18" style:family="text">
      <style:text-properties fo:font-style="italic" officeooo:rsid="001a1b6e" style:font-style-asian="italic" style:font-style-complex="italic"/>
    </style:style>
    <style:style style:name="T19" style:family="text">
      <style:text-properties officeooo:rsid="00144d2b"/>
    </style:style>
    <style:style style:name="T20" style:family="text">
      <style:text-properties officeooo:rsid="00146a05"/>
    </style:style>
    <style:style style:name="T21" style:family="text">
      <style:text-properties officeooo:rsid="0015fcfe"/>
    </style:style>
    <style:style style:name="T22" style:family="text">
      <style:text-properties officeooo:rsid="00173229"/>
    </style:style>
    <style:style style:name="T23" style:family="text">
      <style:text-properties officeooo:rsid="001770ff"/>
    </style:style>
    <style:style style:name="T24" style:family="text">
      <style:text-properties fo:font-size="13pt" officeooo:rsid="001a1b6e" style:font-size-asian="13pt" style:font-size-complex="13pt"/>
    </style:style>
    <style:style style:name="T25" style:family="text">
      <style:text-properties officeooo:rsid="00188592"/>
    </style:style>
    <style:style style:name="T26" style:family="text">
      <style:text-properties officeooo:rsid="001a1b6e"/>
    </style:style>
    <style:style style:name="T27" style:family="text">
      <style:text-properties fo:language="en" fo:country="CA"/>
    </style:style>
    <style:style style:name="T28" style:family="text">
      <style:text-properties fo:language="en" fo:country="CA" officeooo:rsid="001ae7da"/>
    </style:style>
    <style:style style:name="T29" style:family="text">
      <style:text-properties fo:language="en" fo:country="CA" fo:font-style="italic" style:font-style-asian="italic" style:font-style-complex="italic"/>
    </style:style>
    <style:style style:name="T30" style:family="text">
      <style:text-properties fo:language="en" fo:country="CA" officeooo:rsid="001bfccc"/>
    </style:style>
    <style:style style:name="T31" style:family="text">
      <style:text-properties style:text-position="super 58%" fo:font-style="italic" style:font-style-asian="italic" style:font-style-complex="italic"/>
    </style:style>
    <style:style style:name="T32" style:family="text">
      <style:text-properties style:text-position="super 58%" fo:language="fr" fo:country="CA" fo:font-style="italic" officeooo:rsid="00211b2a" style:font-style-asian="italic" style:font-style-complex="italic"/>
    </style:style>
    <style:style style:name="T33" style:family="text">
      <style:text-properties style:text-position="super 58%" fo:language="fr" fo:country="CA" fo:font-style="italic" fo:background-color="#ffff00" loext:char-shading-value="0" style:font-style-asian="italic" style:font-style-complex="italic"/>
    </style:style>
    <style:style style:name="T34" style:family="text">
      <style:text-properties style:text-position="sub 58%"/>
    </style:style>
    <style:style style:name="T35" style:family="text">
      <style:text-properties style:text-position="sub 58%" fo:font-style="italic" style:font-style-asian="italic" style:font-style-complex="italic"/>
    </style:style>
    <style:style style:name="T36" style:family="text">
      <style:text-properties fo:language="fr" fo:country="CA"/>
    </style:style>
    <style:style style:name="T37" style:family="text">
      <style:text-properties fo:language="fr" fo:country="CA" officeooo:rsid="001bfccc"/>
    </style:style>
    <style:style style:name="T38" style:family="text">
      <style:text-properties fo:language="fr" fo:country="CA" officeooo:rsid="00211b2a"/>
    </style:style>
    <style:style style:name="T39" style:family="text">
      <style:text-properties fo:language="fr" fo:country="CA" fo:font-style="italic" officeooo:rsid="00211b2a" style:font-style-asian="italic" style:font-style-complex="italic"/>
    </style:style>
    <style:style style:name="T40" style:family="text">
      <style:text-properties fo:language="fr" fo:country="CA" fo:font-style="italic" fo:background-color="#ffff00" loext:char-shading-value="0" style:font-style-asian="italic" style:font-style-complex="italic"/>
    </style:style>
    <style:style style:name="T41" style:family="text">
      <style:text-properties fo:language="fr" fo:country="CA" fo:background-color="#ffff00" loext:char-shading-value="0"/>
    </style:style>
    <style:style style:name="T42" style:family="text">
      <style:text-properties officeooo:rsid="001de22c"/>
    </style:style>
    <style:style style:name="T43" style:family="text">
      <style:text-properties officeooo:rsid="0027abae"/>
    </style:style>
    <style:style style:name="T44" style:family="text">
      <style:text-properties officeooo:rsid="002984a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iversité du Québec à Montréal / Département d'informatique</text:p>
      <text:p text:style-name="P6"/>
      <text:p text:style-name="P6"><text:span text:style-name="T11">TP1</text:span> <text:span text:style-name="T1">présenté au professeur </text:span></text:p>
      <table:table table:name="Tableau4" table:style-name="Tableau4">
        <table:table-column table:style-name="Tableau4.A"/>
        <table:table-row>
          <table:table-cell table:style-name="Tableau4.A1" office:value-type="string">
            <text:p text:style-name="P31">Éric Beaudry</text:p>
          </table:table-cell>
        </table:table-row>
      </table:table>
      <text:p text:style-name="P3"/>
      <text:p text:style-name="P3">dans le cadre du cours INF3105 – Structures de données et algorithmes</text:p>
      <text:p text:style-name="P3"/>
      <text:p text:style-name="P4"><text:span text:style-name="T7">□</text:span><text:span text:style-name="T8"> </text:span><text:span text:style-name="T9">remis</text:span><text:span text:style-name="T6"> en classe au professeur au début du cours</text:span></text:p>
      <text:p text:style-name="P4"><text:span text:style-name="T6"><text:s/>ou </text:span><text:span text:style-name="T7">□ </text:span><text:span text:style-name="T6">reçu depuis la chute à travaux du Département</text:span> <text:span text:style-name="T4">d'informatique (PK-4151)</text:span></text:p>
      <text:p text:style-name="P4"><text:span text:style-name="T12">le</text:span> </text:p>
      <table:table table:name="Tableau2" table:style-name="Tableau2">
        <table:table-column table:style-name="Tableau2.A"/>
        <table:table-row>
          <table:table-cell table:style-name="Tableau2.A1" office:value-type="string">
            <text:p text:style-name="P22"/>
            <text:p text:style-name="P24"/>
            <text:p text:style-name="P24"/>
            <text:p text:style-name="P25">N<text:span text:style-name="T2">ote au</text:span> personnel du secrétariat <text:span text:style-name="T2">du département</text:span> :</text:p>
            <text:p text:style-name="P25"><text:span text:style-name="T2">SVP, </text:span>étampe<text:span text:style-name="T6">z</text:span> <text:span text:style-name="T2">la date</text:span> <text:span text:style-name="T2">dans cet encadré</text:span>. <text:span text:style-name="T2">Merci!</text:span></text:p>
          </table:table-cell>
        </table:table-row>
      </table:table>
      <text:p text:style-name="Text_20_body"/>
      <text:h text:style-name="Heading_20_2" text:outline-level="2">Membres de l'équipe</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21">#</text:p>
          </table:table-cell>
          <table:table-cell table:style-name="Tableau1.A1" office:value-type="string">
            <text:p text:style-name="P21">Nom, Prénom</text:p>
          </table:table-cell>
          <table:table-cell table:style-name="Tableau1.A1" office:value-type="string">
            <text:p text:style-name="P21">Code permanent</text:p>
          </table:table-cell>
          <table:table-cell table:style-name="Tableau1.D1" office:value-type="string">
            <text:p text:style-name="P21">Signature *</text:p>
          </table:table-cell>
        </table:table-row>
        <table:table-row table:style-name="Tableau1.2">
          <table:table-cell table:style-name="Tableau1.A2" office:value-type="string">
            <text:p text:style-name="P21">1</text:p>
          </table:table-cell>
          <table:table-cell table:style-name="Tableau1.A2" office:value-type="string">
            <text:p text:style-name="Table_20_Contents"/>
            <text:p text:style-name="P34">Rheault, Michel</text:p>
            <text:p text:style-name="Table_20_Contents"/>
          </table:table-cell>
          <table:table-cell table:style-name="Tableau1.A2" office:value-type="string">
            <text:p text:style-name="P34"/>
            <text:p text:style-name="P34"><text:span text:style-name="T22">RHEM</text:span>07066804</text:p>
          </table:table-cell>
          <table:table-cell table:style-name="Tableau1.D2" office:value-type="string">
            <text:p text:style-name="Table_20_Contents"/>
          </table:table-cell>
        </table:table-row>
        <table:table-row table:style-name="Tableau1.3">
          <table:table-cell table:style-name="Tableau1.A2" office:value-type="string">
            <text:p text:style-name="P21">2</text:p>
          </table:table-cell>
          <table:table-cell table:style-name="Tableau1.A2" office:value-type="string">
            <text:p text:style-name="Table_20_Contents"/>
            <text:p text:style-name="P35"><text:span text:style-name="T22">Delisle, </text:span>David </text:p>
            <text:p text:style-name="Table_20_Contents"/>
          </table:table-cell>
          <table:table-cell table:style-name="Tableau1.A2" office:value-type="string">
            <text:p text:style-name="Table_20_Contents"/>
            <text:p text:style-name="P36">DELD<text:span text:style-name="T23">10099100</text:span></text:p>
          </table:table-cell>
          <table:table-cell table:style-name="Tableau1.D2" office:value-type="string">
            <text:p text:style-name="Table_20_Contents"/>
          </table:table-cell>
        </table:table-row>
      </table:table>
      <text:p text:style-name="P2"/>
      <text:p text:style-name="P2">* En signant ce formulaire, les membres de l'équipe déclarent <text:span text:style-name="T2">solidairement </text:span>:</text:p>
      <text:list xml:id="list2468228881280530782" text:style-name="L1">
        <text:list-item>
          <text:p text:style-name="P39"><text:span text:style-name="T2">qu'ils </text:span>sont les uniques auteurs du travail <text:span text:style-name="T6">remis</text:span>;</text:p>
        </text:list-item>
        <text:list-item>
          <text:p text:style-name="P40">que tous les membres de l'équipe ont participé à toutes les tâches <text:span text:style-name="T6">et étapes</text:span> du travail;</text:p>
        </text:list-item>
        <text:list-item>
          <text:p text:style-name="P40"><text:span text:style-name="T4">qu'il n'y a eu </text:span>aucune répartition des tâches;</text:p>
        </text:list-item>
        <text:list-item>
          <text:p text:style-name="P41">ne pas avoir inséré du code source provenant d'une tierce parti, trouvé dans internet, <text:span text:style-name="T4">écrit</text:span> <text:span text:style-name="T4">par un </text:span><text:s/><text:span text:style-name="T4">autre </text:span>étudiant, etc., <text:span text:style-name="T21">sans l'avoir clairement indiqué et donné la référence</text:span> (le code fourni ou suggéré par le professeur <text:span text:style-name="T21">peut</text:span> évidemment <text:span text:style-name="T21">être inséré sans problème</text:span>);</text:p>
        </text:list-item>
        <text:list-item>
          <text:p text:style-name="P41">ne pas avoir publié ou rendu accessible leur solution, que ce soit sur un site internet, sur GitHub, via courrier électronique, ou <text:span text:style-name="T6">par tout</text:span> autre moyen <text:span text:style-name="T4">susceptible de</text:span> facilit<text:span text:style-name="T4">er</text:span> le plagiat;</text:p>
        </text:list-item>
        <text:list-item>
          <text:p text:style-name="P42"><text:span text:style-name="T3">avoir pris connaissance du Règlement#18 (</text:span><text:a xlink:type="simple" xlink:href="http://www.instances.uqam.ca/reglements/titre.html" text:style-name="Internet_20_link" text:visited-style-name="Visited_20_Internet_20_Link">http://www.instances.uqam.ca/reglements/titre.html</text:a><text:span text:style-name="T3">).</text:span></text:p>
        </text:list-item>
      </text:list>
      <text:h text:style-name="P47" text:outline-level="2"/>
      <text:h text:style-name="P48" text:outline-level="2">Code MS utilisé pour effectuer la remise avec Oto : __<text:span text:style-name="T44">RHEM07066804</text:span>_____</text:h>
      <text:h text:style-name="P48" text:outline-level="2"/>
      <text:h text:style-name="P49" text:outline-level="2">Cette feuille sera détachée et conservée par le professeur. <text:span text:style-name="T21">Seules l</text:span>es feuilles suivantes pourront vous être remise<text:span text:style-name="T20">s</text:span>.</text:h>
      <text:h text:style-name="P50" text:outline-level="2"><text:span text:style-name="T15">Cette feuille </text:span><text:span text:style-name="T16">et les suivantes </text:span><text:span text:style-name="T15">pourront vous être remise</text:span><text:span text:style-name="T16">s </text:span><text:span text:style-name="T13">en classe</text:span><text:span text:style-name="T15">. </text:span><text:span text:style-name="T13">SVP, réécrivez vos noms ici. </text:span>Les correcteurs écrirons des commentaire<text:span text:style-name="T20">s</text:span> <text:span text:style-name="T20">directement ici afin de</text:span> vous donner <text:span text:style-name="T20">des</text:span> feedback<text:span text:style-name="T20">s constructifs</text:span>.</text:h>
      <text:h text:style-name="P43" text:outline-level="2">Membres de l'équipe</text:h>
      <table:table table:name="Tableau5" table:style-name="Tableau5">
        <table:table-column table:style-name="Tableau5.A"/>
        <table:table-column table:style-name="Tableau5.B"/>
        <table:table-row>
          <table:table-cell table:style-name="Tableau5.A1" office:value-type="string">
            <text:p text:style-name="P23">#</text:p>
          </table:table-cell>
          <table:table-cell table:style-name="Tableau5.B1" office:value-type="string">
            <text:p text:style-name="P23">Nom, Prénom</text:p>
          </table:table-cell>
        </table:table-row>
        <table:table-row table:style-name="Tableau5.2">
          <table:table-cell table:style-name="Tableau5.A2" office:value-type="string">
            <text:p text:style-name="P23">1</text:p>
          </table:table-cell>
          <table:table-cell table:style-name="Tableau5.B2" office:value-type="string">
            <text:p text:style-name="P36">Rheault, Michel</text:p>
            <text:p text:style-name="P32"/>
          </table:table-cell>
        </table:table-row>
        <table:table-row table:style-name="Tableau5.3">
          <table:table-cell table:style-name="Tableau5.A2" office:value-type="string">
            <text:p text:style-name="P23">2</text:p>
          </table:table-cell>
          <table:table-cell table:style-name="Tableau5.B2" office:value-type="string">
            <text:p text:style-name="P36">Delisle, David</text:p>
            <text:p text:style-name="P32"/>
          </table:table-cell>
        </table:table-row>
      </table:table>
      <text:h text:style-name="Heading_20_2" text:outline-level="2">Résultat<text:span text:style-name="T13">s</text:span> <text:span text:style-name="T13">de la partie évaluée de façon non automatique</text:span></text:h>
      <text:p text:style-name="P10">(Espace réservé au correcteur)</text:p>
      <table:table table:name="Tableau6" table:style-name="Tableau6">
        <table:table-column table:style-name="Tableau6.A"/>
        <table:table-column table:style-name="Tableau6.B"/>
        <table:table-column table:style-name="Tableau6.C"/>
        <table:table-column table:style-name="Tableau6.D"/>
        <table:table-row>
          <table:table-cell table:style-name="Tableau6.A1" office:value-type="string">
            <text:p text:style-name="P33">Critère</text:p>
          </table:table-cell>
          <table:table-cell table:style-name="Tableau6.A1" office:value-type="string">
            <text:p text:style-name="P33">A <text:s/>(/2)</text:p>
          </table:table-cell>
          <table:table-cell table:style-name="Tableau6.A1" office:value-type="string">
            <text:p text:style-name="P33">B <text:s/>(/3)</text:p>
          </table:table-cell>
          <table:table-cell table:style-name="Tableau6.D1" office:value-type="string">
            <text:p text:style-name="P33">E <text:s/>(/2)</text:p>
          </table:table-cell>
        </table:table-row>
        <table:table-row>
          <table:table-cell table:style-name="Tableau6.A2" office:value-type="string">
            <text:p text:style-name="P33">Note</text:p>
          </table:table-cell>
          <table:table-cell table:style-name="Tableau6.A2" office:value-type="string">
            <text:p text:style-name="Table_20_Contents"/>
            <text:p text:style-name="Table_20_Contents"/>
          </table:table-cell>
          <table:table-cell table:style-name="Tableau6.A2" office:value-type="string">
            <text:p text:style-name="Table_20_Contents"/>
          </table:table-cell>
          <table:table-cell table:style-name="Tableau6.D2" office:value-type="string">
            <text:p text:style-name="Table_20_Contents"/>
          </table:table-cell>
        </table:table-row>
      </table:table>
      <text:p text:style-name="P11">Commentaire générale du correcteur :</text:p>
      <table:table table:name="Tableau7" table:style-name="Tableau7">
        <table:table-column table:style-name="Tableau7.A"/>
        <table:table-row>
          <table:table-cell table:style-name="Tableau7.A1" office:value-type="string">
            <text:p text:style-name="Table_20_Contents"/>
            <text:p text:style-name="Table_20_Contents"/>
            <text:p text:style-name="Table_20_Contents"/>
            <text:p text:style-name="Table_20_Contents"/>
          </table:table-cell>
        </table:table-row>
      </table:table>
      <text:h text:style-name="Heading_20_2" text:outline-level="2">2. Auto-évaluation</text:h>
      <text:p text:style-name="P5">Nous déclarons que notre programme <text:span text:style-name="T4">f</text:span>onctionne (<text:span text:style-name="T4">cochez une seule case ci-dessous et complétez)</text:span>:</text:p>
      <table:table table:name="Tableau3" table:style-name="Tableau3">
        <table:table-column table:style-name="Tableau3.A"/>
        <table:table-column table:style-name="Tableau3.B"/>
        <table:table-column table:style-name="Tableau3.C"/>
        <table:table-row>
          <table:table-cell table:style-name="Tableau3.A1" office:value-type="string">
            <text:p text:style-name="Table_20_Contents"/>
          </table:table-cell>
          <table:table-cell table:style-name="Tableau3.A1" office:value-type="string">
            <text:p text:style-name="P27">Correctement</text:p>
          </table:table-cell>
          <table:table-cell table:style-name="Tableau3.C1" office:value-type="string">
            <text:p text:style-name="P30"><text:span text:style-name="T19">Nous sommes confiants que notre programme </text:span>réussi<text:span text:style-name="T19">ra</text:span> tous les tests <text:span text:style-name="T19">à la correction (critère C)</text:span>.</text:p>
          </table:table-cell>
        </table:table-row>
        <table:table-row table:style-name="Tableau3.2">
          <table:table-cell table:style-name="Tableau3.A2" office:value-type="string">
            <text:p text:style-name="Table_20_Contents"/>
          </table:table-cell>
          <table:table-cell table:style-name="Tableau3.A2" office:value-type="string">
            <text:p text:style-name="P26">Partiellement</text:p>
            <text:p text:style-name="P29">(<text:span text:style-name="T19">certains tests réussissent</text:span>)</text:p>
          </table:table-cell>
          <table:table-cell table:style-name="Tableau3.C2" office:value-type="string">
            <text:p text:style-name="P28">Expliquez les limites de votre programme :</text:p>
            <text:p text:style-name="P37">-Les tests passent cependant pour les régions de plus de 100 points le calcul de la distance évalue sur l'enveloppe et retient la région la plus proche et recommence jusqu’à ce que qu'il ne reste que 100 segment. La distance est évalue pour ces 100 segments. Cette <text:span text:style-name="T36">façon</text:span> de faire peut conduire a de faux résultats si la répartition de points est très inégale dans l'espace 2d.</text:p>
            <text:p text:style-name="Table_20_Contents"/>
            <text:p text:style-name="P38">- 3 regions <text:span text:style-name="T43">et plus : </text:span></text:p>
            <text:p text:style-name="Table_20_Contents"/>
            <text:p text:style-name="Table_20_Contents"/>
            <text:p text:style-name="Table_20_Contents"/>
          </table:table-cell>
        </table:table-row>
        <table:table-row>
          <table:table-cell table:style-name="Tableau3.A2" office:value-type="string">
            <text:p text:style-name="Table_20_Contents"/>
          </table:table-cell>
          <table:table-cell table:style-name="Tableau3.A2" office:value-type="string">
            <text:p text:style-name="P27">Aucunement</text:p>
            <text:p text:style-name="P29">(<text:span text:style-name="T19">tous nos</text:span> tests <text:span text:style-name="T19">échouent</text:span>)</text:p>
          </table:table-cell>
          <table:table-cell table:style-name="Tableau3.C2" office:value-type="string">
            <text:p text:style-name="P28">Dites ce que vous avez eu le temps de faire :</text:p>
            <text:p text:style-name="Table_20_Contents"/>
            <text:p text:style-name="P37"><text:s/></text:p>
            <text:p text:style-name="Table_20_Contents"/>
          </table:table-cell>
        </table:table-row>
      </table:table>
      <text:h text:style-name="Heading_20_2" text:outline-level="2"><text:soft-page-break/>3. Tableau montrant les temps d'exécution</text:h>
      <text:p text:style-name="P19">#Machine : <text:s/>malt .</text:p>
      <text:p text:style-name="P19">#Date début : 20141006_161503.</text:p>
      <table:table table:name="Table1" table:style-name="Table1">
        <table:table-column table:style-name="Table1.A" table:number-columns-repeated="6"/>
        <table:table-column table:style-name="Table1.G"/>
        <table:table-row>
          <table:table-cell table:style-name="Table1.A1" office:value-type="string">
            <text:p text:style-name="P19">Carte</text:p>
          </table:table-cell>
          <table:table-cell table:style-name="Table1.A1" office:value-type="string">
            <text:p text:style-name="P19">Taille</text:p>
          </table:table-cell>
          <table:table-cell table:style-name="Table1.A1" office:value-type="string">
            <text:p text:style-name="P19">Requete</text:p>
          </table:table-cell>
          <table:table-cell table:style-name="Table1.A1" office:value-type="string">
            <text:p text:style-name="P19">Superficie</text:p>
          </table:table-cell>
          <table:table-cell table:style-name="Table1.A1" office:value-type="string">
            <text:p text:style-name="P19">Opt?</text:p>
          </table:table-cell>
          <table:table-cell table:style-name="Table1.A1" office:value-type="string">
            <text:p text:style-name="P19">CPU</text:p>
          </table:table-cell>
          <table:table-cell table:style-name="Table1.G1" office:value-type="string">
            <text:p text:style-name="P19">Mém.(k)</text:p>
          </table:table-cell>
        </table:table-row>
        <table:table-row>
          <table:table-cell table:style-name="Table1.A2" office:value-type="string">
            <text:p text:style-name="P19">carte00.txt</text:p>
          </table:table-cell>
          <table:table-cell table:style-name="Table1.A2" office:value-type="string">
            <text:p text:style-name="P19">3</text:p>
          </table:table-cell>
          <table:table-cell table:style-name="Table1.A2" office:value-type="string">
            <text:p text:style-name="P19">1</text:p>
          </table:table-cell>
          <table:table-cell table:style-name="Table1.A2" office:value-type="string">
            <text:p text:style-name="P19">125</text:p>
          </table:table-cell>
          <table:table-cell table:style-name="Table1.A2" office:value-type="string">
            <text:p text:style-name="P19">OK</text:p>
          </table:table-cell>
          <table:table-cell table:style-name="Table1.A2" office:value-type="string">
            <text:p text:style-name="P19">0.00</text:p>
          </table:table-cell>
          <table:table-cell table:style-name="Table1.G2" office:value-type="string">
            <text:p text:style-name="P19">5264k</text:p>
          </table:table-cell>
        </table:table-row>
        <table:table-row>
          <table:table-cell table:style-name="Table1.A2" office:value-type="string">
            <text:p text:style-name="P19">carte00.txt</text:p>
          </table:table-cell>
          <table:table-cell table:style-name="Table1.A2" office:value-type="string">
            <text:p text:style-name="P19">3</text:p>
          </table:table-cell>
          <table:table-cell table:style-name="Table1.A2" office:value-type="string">
            <text:p text:style-name="P19">2</text:p>
          </table:table-cell>
          <table:table-cell table:style-name="Table1.A2" office:value-type="string">
            <text:p text:style-name="P19">225</text:p>
          </table:table-cell>
          <table:table-cell table:style-name="Table1.A2" office:value-type="string">
            <text:p text:style-name="P19">OK</text:p>
          </table:table-cell>
          <table:table-cell table:style-name="Table1.A2" office:value-type="string">
            <text:p text:style-name="P19">0.00</text:p>
          </table:table-cell>
          <table:table-cell table:style-name="Table1.G2" office:value-type="string">
            <text:p text:style-name="P19">5264k</text:p>
          </table:table-cell>
        </table:table-row>
        <table:table-row>
          <table:table-cell table:style-name="Table1.A2" office:value-type="string">
            <text:p text:style-name="P19">carte00.txt</text:p>
          </table:table-cell>
          <table:table-cell table:style-name="Table1.A2" office:value-type="string">
            <text:p text:style-name="P19">3</text:p>
          </table:table-cell>
          <table:table-cell table:style-name="Table1.A2" office:value-type="string">
            <text:p text:style-name="P19">2-100</text:p>
          </table:table-cell>
          <table:table-cell table:style-name="Table1.A2" office:value-type="string">
            <text:p text:style-name="P19">225</text:p>
          </table:table-cell>
          <table:table-cell table:style-name="Table1.A2" office:value-type="string">
            <text:p text:style-name="P19">OK</text:p>
          </table:table-cell>
          <table:table-cell table:style-name="Table1.A2" office:value-type="string">
            <text:p text:style-name="P19">0.00</text:p>
          </table:table-cell>
          <table:table-cell table:style-name="Table1.G2" office:value-type="string">
            <text:p text:style-name="P19">5280k</text:p>
          </table:table-cell>
        </table:table-row>
        <table:table-row>
          <table:table-cell table:style-name="Table1.A2" office:value-type="string">
            <text:p text:style-name="P19">carte00.txt</text:p>
          </table:table-cell>
          <table:table-cell table:style-name="Table1.A2" office:value-type="string">
            <text:p text:style-name="P19">3</text:p>
          </table:table-cell>
          <table:table-cell table:style-name="Table1.A2" office:value-type="string">
            <text:p text:style-name="P19">2-50</text:p>
          </table:table-cell>
          <table:table-cell table:style-name="Table1.A2" office:value-type="string">
            <text:p text:style-name="P19">225</text:p>
          </table:table-cell>
          <table:table-cell table:style-name="Table1.A2" office:value-type="string">
            <text:p text:style-name="P19">OK</text:p>
          </table:table-cell>
          <table:table-cell table:style-name="Table1.A2" office:value-type="string">
            <text:p text:style-name="P19">0.00</text:p>
          </table:table-cell>
          <table:table-cell table:style-name="Table1.G2" office:value-type="string">
            <text:p text:style-name="P19">5264k</text:p>
          </table:table-cell>
        </table:table-row>
        <table:table-row>
          <table:table-cell table:style-name="Table1.A2" office:value-type="string">
            <text:p text:style-name="P19">carte00.txt</text:p>
          </table:table-cell>
          <table:table-cell table:style-name="Table1.A2" office:value-type="string">
            <text:p text:style-name="P19">3</text:p>
          </table:table-cell>
          <table:table-cell table:style-name="Table1.A2" office:value-type="string">
            <text:p text:style-name="P19">2-10</text:p>
          </table:table-cell>
          <table:table-cell table:style-name="Table1.A2" office:value-type="string">
            <text:p text:style-name="P19">150</text:p>
          </table:table-cell>
          <table:table-cell table:style-name="Table1.A2" office:value-type="string">
            <text:p text:style-name="P19">OK</text:p>
          </table:table-cell>
          <table:table-cell table:style-name="Table1.A2" office:value-type="string">
            <text:p text:style-name="P19">0.00</text:p>
          </table:table-cell>
          <table:table-cell table:style-name="Table1.G2" office:value-type="string">
            <text:p text:style-name="P19">5264k</text:p>
          </table:table-cell>
        </table:table-row>
        <table:table-row>
          <table:table-cell table:style-name="Table1.A2" office:value-type="string">
            <text:p text:style-name="P19">carte00.txt</text:p>
          </table:table-cell>
          <table:table-cell table:style-name="Table1.A2" office:value-type="string">
            <text:p text:style-name="P19">3</text:p>
          </table:table-cell>
          <table:table-cell table:style-name="Table1.A2" office:value-type="string">
            <text:p text:style-name="P19">2-1</text:p>
          </table:table-cell>
          <table:table-cell table:style-name="Table1.A2" office:value-type="string">
            <text:p text:style-name="P19">125</text:p>
          </table:table-cell>
          <table:table-cell table:style-name="Table1.A2" office:value-type="string">
            <text:p text:style-name="P19">OK</text:p>
          </table:table-cell>
          <table:table-cell table:style-name="Table1.A2" office:value-type="string">
            <text:p text:style-name="P19">0.00</text:p>
          </table:table-cell>
          <table:table-cell table:style-name="Table1.G2" office:value-type="string">
            <text:p text:style-name="P19">5296k</text:p>
          </table:table-cell>
        </table:table-row>
        <table:table-row>
          <table:table-cell table:style-name="Table1.A2" office:value-type="string">
            <text:p text:style-name="P19">carte00.txt</text:p>
          </table:table-cell>
          <table:table-cell table:style-name="Table1.A2" office:value-type="string">
            <text:p text:style-name="P19">3</text:p>
          </table:table-cell>
          <table:table-cell table:style-name="Table1.A2" office:value-type="string">
            <text:p text:style-name="P19">3</text:p>
          </table:table-cell>
          <table:table-cell table:style-name="Table1.A2" office:value-type="string">
            <text:p text:style-name="P19">150</text:p>
          </table:table-cell>
          <table:table-cell table:style-name="Table1.A2" office:value-type="string">
            <text:p text:style-name="P19">?</text:p>
          </table:table-cell>
          <table:table-cell table:style-name="Table1.A2" office:value-type="string">
            <text:p text:style-name="P19">0.00</text:p>
          </table:table-cell>
          <table:table-cell table:style-name="Table1.G2" office:value-type="string">
            <text:p text:style-name="P19">5264k</text:p>
          </table:table-cell>
        </table:table-row>
        <table:table-row>
          <table:table-cell table:style-name="Table1.A2" office:value-type="string">
            <text:p text:style-name="P19">carte00.txt</text:p>
          </table:table-cell>
          <table:table-cell table:style-name="Table1.A2" office:value-type="string">
            <text:p text:style-name="P19">3</text:p>
          </table:table-cell>
          <table:table-cell table:style-name="Table1.A2" office:value-type="string">
            <text:p text:style-name="P19">4</text:p>
          </table:table-cell>
          <table:table-cell table:style-name="Table1.A2" office:value-type="string">
            <text:p text:style-name="P19">150</text:p>
          </table:table-cell>
          <table:table-cell table:style-name="Table1.A2" office:value-type="string">
            <text:p text:style-name="P19">?</text:p>
          </table:table-cell>
          <table:table-cell table:style-name="Table1.A2" office:value-type="string">
            <text:p text:style-name="P19">0.00</text:p>
          </table:table-cell>
          <table:table-cell table:style-name="Table1.G2" office:value-type="string">
            <text:p text:style-name="P19">5280k</text:p>
          </table:table-cell>
        </table:table-row>
        <table:table-row>
          <table:table-cell table:style-name="Table1.A2" office:value-type="string">
            <text:p text:style-name="P19">carte01.txt</text:p>
          </table:table-cell>
          <table:table-cell table:style-name="Table1.A2" office:value-type="string">
            <text:p text:style-name="P19">3</text:p>
          </table:table-cell>
          <table:table-cell table:style-name="Table1.A2" office:value-type="string">
            <text:p text:style-name="P19">1</text:p>
          </table:table-cell>
          <table:table-cell table:style-name="Table1.A2" office:value-type="string">
            <text:p text:style-name="P19">125</text:p>
          </table:table-cell>
          <table:table-cell table:style-name="Table1.A2" office:value-type="string">
            <text:p text:style-name="P19">OK</text:p>
          </table:table-cell>
          <table:table-cell table:style-name="Table1.A2" office:value-type="string">
            <text:p text:style-name="P19">0.00</text:p>
          </table:table-cell>
          <table:table-cell table:style-name="Table1.G2" office:value-type="string">
            <text:p text:style-name="P19">5280k</text:p>
          </table:table-cell>
        </table:table-row>
        <table:table-row>
          <table:table-cell table:style-name="Table1.A2" office:value-type="string">
            <text:p text:style-name="P19">carte01.txt</text:p>
          </table:table-cell>
          <table:table-cell table:style-name="Table1.A2" office:value-type="string">
            <text:p text:style-name="P19">3</text:p>
          </table:table-cell>
          <table:table-cell table:style-name="Table1.A2" office:value-type="string">
            <text:p text:style-name="P19">2</text:p>
          </table:table-cell>
          <table:table-cell table:style-name="Table1.A2" office:value-type="string">
            <text:p text:style-name="P19">170</text:p>
          </table:table-cell>
          <table:table-cell table:style-name="Table1.A2" office:value-type="string">
            <text:p text:style-name="P19">OK</text:p>
          </table:table-cell>
          <table:table-cell table:style-name="Table1.A2" office:value-type="string">
            <text:p text:style-name="P19">0.00</text:p>
          </table:table-cell>
          <table:table-cell table:style-name="Table1.G2" office:value-type="string">
            <text:p text:style-name="P19">5280k</text:p>
          </table:table-cell>
        </table:table-row>
        <table:table-row>
          <table:table-cell table:style-name="Table1.A2" office:value-type="string">
            <text:p text:style-name="P19">carte01.txt</text:p>
          </table:table-cell>
          <table:table-cell table:style-name="Table1.A2" office:value-type="string">
            <text:p text:style-name="P19">3</text:p>
          </table:table-cell>
          <table:table-cell table:style-name="Table1.A2" office:value-type="string">
            <text:p text:style-name="P19">2-100</text:p>
          </table:table-cell>
          <table:table-cell table:style-name="Table1.A2" office:value-type="string">
            <text:p text:style-name="P19">170</text:p>
          </table:table-cell>
          <table:table-cell table:style-name="Table1.A2" office:value-type="string">
            <text:p text:style-name="P19">OK</text:p>
          </table:table-cell>
          <table:table-cell table:style-name="Table1.A2" office:value-type="string">
            <text:p text:style-name="P19">0.00</text:p>
          </table:table-cell>
          <table:table-cell table:style-name="Table1.G2" office:value-type="string">
            <text:p text:style-name="P19">5280k</text:p>
          </table:table-cell>
        </table:table-row>
        <table:table-row>
          <table:table-cell table:style-name="Table1.A2" office:value-type="string">
            <text:p text:style-name="P19">carte01.txt</text:p>
          </table:table-cell>
          <table:table-cell table:style-name="Table1.A2" office:value-type="string">
            <text:p text:style-name="P19">3</text:p>
          </table:table-cell>
          <table:table-cell table:style-name="Table1.A2" office:value-type="string">
            <text:p text:style-name="P19">2-50</text:p>
          </table:table-cell>
          <table:table-cell table:style-name="Table1.A2" office:value-type="string">
            <text:p text:style-name="P19">170</text:p>
          </table:table-cell>
          <table:table-cell table:style-name="Table1.A2" office:value-type="string">
            <text:p text:style-name="P19">OK</text:p>
          </table:table-cell>
          <table:table-cell table:style-name="Table1.A2" office:value-type="string">
            <text:p text:style-name="P19">0.00</text:p>
          </table:table-cell>
          <table:table-cell table:style-name="Table1.G2" office:value-type="string">
            <text:p text:style-name="P19">5280k</text:p>
          </table:table-cell>
        </table:table-row>
        <table:table-row>
          <table:table-cell table:style-name="Table1.A2" office:value-type="string">
            <text:p text:style-name="P19">carte01.txt</text:p>
          </table:table-cell>
          <table:table-cell table:style-name="Table1.A2" office:value-type="string">
            <text:p text:style-name="P19">3</text:p>
          </table:table-cell>
          <table:table-cell table:style-name="Table1.A2" office:value-type="string">
            <text:p text:style-name="P19">2-10</text:p>
          </table:table-cell>
          <table:table-cell table:style-name="Table1.A2" office:value-type="string">
            <text:p text:style-name="P19">170</text:p>
          </table:table-cell>
          <table:table-cell table:style-name="Table1.A2" office:value-type="string">
            <text:p text:style-name="P19">OK</text:p>
          </table:table-cell>
          <table:table-cell table:style-name="Table1.A2" office:value-type="string">
            <text:p text:style-name="P19">0.00</text:p>
          </table:table-cell>
          <table:table-cell table:style-name="Table1.G2" office:value-type="string">
            <text:p text:style-name="P19">5264k</text:p>
          </table:table-cell>
        </table:table-row>
        <table:table-row>
          <table:table-cell table:style-name="Table1.A2" office:value-type="string">
            <text:p text:style-name="P19">carte01.txt</text:p>
          </table:table-cell>
          <table:table-cell table:style-name="Table1.A2" office:value-type="string">
            <text:p text:style-name="P19">3</text:p>
          </table:table-cell>
          <table:table-cell table:style-name="Table1.A2" office:value-type="string">
            <text:p text:style-name="P19">2-1</text:p>
          </table:table-cell>
          <table:table-cell table:style-name="Table1.A2" office:value-type="string">
            <text:p text:style-name="P19">165</text:p>
          </table:table-cell>
          <table:table-cell table:style-name="Table1.A2" office:value-type="string">
            <text:p text:style-name="P19">OK</text:p>
          </table:table-cell>
          <table:table-cell table:style-name="Table1.A2" office:value-type="string">
            <text:p text:style-name="P19">0.00</text:p>
          </table:table-cell>
          <table:table-cell table:style-name="Table1.G2" office:value-type="string">
            <text:p text:style-name="P19">5280k</text:p>
          </table:table-cell>
        </table:table-row>
        <table:table-row>
          <table:table-cell table:style-name="Table1.A2" office:value-type="string">
            <text:p text:style-name="P19">carte01.txt</text:p>
          </table:table-cell>
          <table:table-cell table:style-name="Table1.A2" office:value-type="string">
            <text:p text:style-name="P19">3</text:p>
          </table:table-cell>
          <table:table-cell table:style-name="Table1.A2" office:value-type="string">
            <text:p text:style-name="P19">3</text:p>
          </table:table-cell>
          <table:table-cell table:style-name="Table1.A2" office:value-type="string">
            <text:p text:style-name="P19">210</text:p>
          </table:table-cell>
          <table:table-cell table:style-name="Table1.A2" office:value-type="string">
            <text:p text:style-name="P19">?</text:p>
          </table:table-cell>
          <table:table-cell table:style-name="Table1.A2" office:value-type="string">
            <text:p text:style-name="P19">0.00</text:p>
          </table:table-cell>
          <table:table-cell table:style-name="Table1.G2" office:value-type="string">
            <text:p text:style-name="P19">5280k</text:p>
          </table:table-cell>
        </table:table-row>
        <table:table-row>
          <table:table-cell table:style-name="Table1.A2" office:value-type="string">
            <text:p text:style-name="P19">carte01.txt</text:p>
          </table:table-cell>
          <table:table-cell table:style-name="Table1.A2" office:value-type="string">
            <text:p text:style-name="P19">3</text:p>
          </table:table-cell>
          <table:table-cell table:style-name="Table1.A2" office:value-type="string">
            <text:p text:style-name="P19">4</text:p>
          </table:table-cell>
          <table:table-cell table:style-name="Table1.A2" office:value-type="string">
            <text:p text:style-name="P19">210</text:p>
          </table:table-cell>
          <table:table-cell table:style-name="Table1.A2" office:value-type="string">
            <text:p text:style-name="P19">?</text:p>
          </table:table-cell>
          <table:table-cell table:style-name="Table1.A2" office:value-type="string">
            <text:p text:style-name="P19">0.00</text:p>
          </table:table-cell>
          <table:table-cell table:style-name="Table1.G2" office:value-type="string">
            <text:p text:style-name="P19">5264k</text:p>
          </table:table-cell>
        </table:table-row>
        <table:table-row>
          <table:table-cell table:style-name="Table1.A2" office:value-type="string">
            <text:p text:style-name="P19">carte02.txt</text:p>
          </table:table-cell>
          <table:table-cell table:style-name="Table1.A2" office:value-type="string">
            <text:p text:style-name="P19">26</text:p>
          </table:table-cell>
          <table:table-cell table:style-name="Table1.A2" office:value-type="string">
            <text:p text:style-name="P19">1</text:p>
          </table:table-cell>
          <table:table-cell table:style-name="Table1.A2" office:value-type="string">
            <text:p text:style-name="P19">46010</text:p>
          </table:table-cell>
          <table:table-cell table:style-name="Table1.A2" office:value-type="string">
            <text:p text:style-name="P19">OK</text:p>
          </table:table-cell>
          <table:table-cell table:style-name="Table1.A2" office:value-type="string">
            <text:p text:style-name="P19">0.00</text:p>
          </table:table-cell>
          <table:table-cell table:style-name="Table1.G2" office:value-type="string">
            <text:p text:style-name="P19">5328k</text:p>
          </table:table-cell>
        </table:table-row>
        <table:table-row>
          <table:table-cell table:style-name="Table1.A2" office:value-type="string">
            <text:p text:style-name="P19">carte02.txt</text:p>
          </table:table-cell>
          <table:table-cell table:style-name="Table1.A2" office:value-type="string">
            <text:p text:style-name="P19">26</text:p>
          </table:table-cell>
          <table:table-cell table:style-name="Table1.A2" office:value-type="string">
            <text:p text:style-name="P19">2</text:p>
          </table:table-cell>
          <table:table-cell table:style-name="Table1.A2" office:value-type="string">
            <text:p text:style-name="P19">64460</text:p>
          </table:table-cell>
          <table:table-cell table:style-name="Table1.A2" office:value-type="string">
            <text:p text:style-name="P19">OK</text:p>
          </table:table-cell>
          <table:table-cell table:style-name="Table1.A2" office:value-type="string">
            <text:p text:style-name="P19">0.00</text:p>
          </table:table-cell>
          <table:table-cell table:style-name="Table1.G2" office:value-type="string">
            <text:p text:style-name="P19">5328k</text:p>
          </table:table-cell>
        </table:table-row>
        <table:table-row>
          <table:table-cell table:style-name="Table1.A2" office:value-type="string">
            <text:p text:style-name="P19">carte02.txt</text:p>
          </table:table-cell>
          <table:table-cell table:style-name="Table1.A2" office:value-type="string">
            <text:p text:style-name="P19">26</text:p>
          </table:table-cell>
          <table:table-cell table:style-name="Table1.A2" office:value-type="string">
            <text:p text:style-name="P19">2-100</text:p>
          </table:table-cell>
          <table:table-cell table:style-name="Table1.A2" office:value-type="string">
            <text:p text:style-name="P19">46010</text:p>
          </table:table-cell>
          <table:table-cell table:style-name="Table1.A2" office:value-type="string">
            <text:p text:style-name="P19">OK</text:p>
          </table:table-cell>
          <table:table-cell table:style-name="Table1.A2" office:value-type="string">
            <text:p text:style-name="P19">0.00</text:p>
          </table:table-cell>
          <table:table-cell table:style-name="Table1.G2" office:value-type="string">
            <text:p text:style-name="P19">5328k</text:p>
          </table:table-cell>
        </table:table-row>
        <table:table-row>
          <table:table-cell table:style-name="Table1.A2" office:value-type="string">
            <text:p text:style-name="P19">carte02.txt</text:p>
          </table:table-cell>
          <table:table-cell table:style-name="Table1.A2" office:value-type="string">
            <text:p text:style-name="P19">26</text:p>
          </table:table-cell>
          <table:table-cell table:style-name="Table1.A2" office:value-type="string">
            <text:p text:style-name="P19">2-50</text:p>
          </table:table-cell>
          <table:table-cell table:style-name="Table1.A2" office:value-type="string">
            <text:p text:style-name="P19">46010</text:p>
          </table:table-cell>
          <table:table-cell table:style-name="Table1.A2" office:value-type="string">
            <text:p text:style-name="P19">OK</text:p>
          </table:table-cell>
          <table:table-cell table:style-name="Table1.A2" office:value-type="string">
            <text:p text:style-name="P19">0.00</text:p>
          </table:table-cell>
          <table:table-cell table:style-name="Table1.G2" office:value-type="string">
            <text:p text:style-name="P19">5328k</text:p>
          </table:table-cell>
        </table:table-row>
        <table:table-row>
          <table:table-cell table:style-name="Table1.A2" office:value-type="string">
            <text:p text:style-name="P19">carte02.txt</text:p>
          </table:table-cell>
          <table:table-cell table:style-name="Table1.A2" office:value-type="string">
            <text:p text:style-name="P19">26</text:p>
          </table:table-cell>
          <table:table-cell table:style-name="Table1.A2" office:value-type="string">
            <text:p text:style-name="P19">2-10</text:p>
          </table:table-cell>
          <table:table-cell table:style-name="Table1.A2" office:value-type="string">
            <text:p text:style-name="P19">46010</text:p>
          </table:table-cell>
          <table:table-cell table:style-name="Table1.A2" office:value-type="string">
            <text:p text:style-name="P19">OK</text:p>
          </table:table-cell>
          <table:table-cell table:style-name="Table1.A2" office:value-type="string">
            <text:p text:style-name="P19">0.00</text:p>
          </table:table-cell>
          <table:table-cell table:style-name="Table1.G2" office:value-type="string">
            <text:p text:style-name="P19">5344k</text:p>
          </table:table-cell>
        </table:table-row>
        <table:table-row>
          <table:table-cell table:style-name="Table1.A2" office:value-type="string">
            <text:p text:style-name="P19">carte02.txt</text:p>
          </table:table-cell>
          <table:table-cell table:style-name="Table1.A2" office:value-type="string">
            <text:p text:style-name="P19">26</text:p>
          </table:table-cell>
          <table:table-cell table:style-name="Table1.A2" office:value-type="string">
            <text:p text:style-name="P19">2-1</text:p>
          </table:table-cell>
          <table:table-cell table:style-name="Table1.A2" office:value-type="string">
            <text:p text:style-name="P19">46010</text:p>
          </table:table-cell>
          <table:table-cell table:style-name="Table1.A2" office:value-type="string">
            <text:p text:style-name="P19">OK</text:p>
          </table:table-cell>
          <table:table-cell table:style-name="Table1.A2" office:value-type="string">
            <text:p text:style-name="P19">0.00</text:p>
          </table:table-cell>
          <table:table-cell table:style-name="Table1.G2" office:value-type="string">
            <text:p text:style-name="P19">5328k</text:p>
          </table:table-cell>
        </table:table-row>
        <table:table-row>
          <table:table-cell table:style-name="Table1.A2" office:value-type="string">
            <text:p text:style-name="P19">carte02.txt</text:p>
          </table:table-cell>
          <table:table-cell table:style-name="Table1.A2" office:value-type="string">
            <text:p text:style-name="P19">26</text:p>
          </table:table-cell>
          <table:table-cell table:style-name="Table1.A2" office:value-type="string">
            <text:p text:style-name="P19">3</text:p>
          </table:table-cell>
          <table:table-cell table:style-name="Table1.A2" office:value-type="string">
            <text:p text:style-name="P19">7891</text:p>
          </table:table-cell>
          <table:table-cell table:style-name="Table1.A2" office:value-type="string">
            <text:p text:style-name="P19">?</text:p>
          </table:table-cell>
          <table:table-cell table:style-name="Table1.A2" office:value-type="string">
            <text:p text:style-name="P19">0.00</text:p>
          </table:table-cell>
          <table:table-cell table:style-name="Table1.G2" office:value-type="string">
            <text:p text:style-name="P19">5312k</text:p>
          </table:table-cell>
        </table:table-row>
        <text:soft-page-break/>
        <table:table-row>
          <table:table-cell table:style-name="Table1.A2" office:value-type="string">
            <text:p text:style-name="P19">carte02.txt</text:p>
          </table:table-cell>
          <table:table-cell table:style-name="Table1.A2" office:value-type="string">
            <text:p text:style-name="P19">26</text:p>
          </table:table-cell>
          <table:table-cell table:style-name="Table1.A2" office:value-type="string">
            <text:p text:style-name="P19">4</text:p>
          </table:table-cell>
          <table:table-cell table:style-name="Table1.A2" office:value-type="string">
            <text:p text:style-name="P19">13970</text:p>
          </table:table-cell>
          <table:table-cell table:style-name="Table1.A2" office:value-type="string">
            <text:p text:style-name="P19">?</text:p>
          </table:table-cell>
          <table:table-cell table:style-name="Table1.A2" office:value-type="string">
            <text:p text:style-name="P19">0.00</text:p>
          </table:table-cell>
          <table:table-cell table:style-name="Table1.G2" office:value-type="string">
            <text:p text:style-name="P19">5328k</text:p>
          </table:table-cell>
        </table:table-row>
        <table:table-row>
          <table:table-cell table:style-name="Table1.A2" office:value-type="string">
            <text:p text:style-name="P19">carte03.txt</text:p>
          </table:table-cell>
          <table:table-cell table:style-name="Table1.A2" office:value-type="string">
            <text:p text:style-name="P19">20</text:p>
          </table:table-cell>
          <table:table-cell table:style-name="Table1.A2" office:value-type="string">
            <text:p text:style-name="P19">1</text:p>
          </table:table-cell>
          <table:table-cell table:style-name="Table1.A2" office:value-type="string">
            <text:p text:style-name="P19">6560</text:p>
          </table:table-cell>
          <table:table-cell table:style-name="Table1.A2" office:value-type="string">
            <text:p text:style-name="P19">OK</text:p>
          </table:table-cell>
          <table:table-cell table:style-name="Table1.A2" office:value-type="string">
            <text:p text:style-name="P19">0.00</text:p>
          </table:table-cell>
          <table:table-cell table:style-name="Table1.G2" office:value-type="string">
            <text:p text:style-name="P19">5648k</text:p>
          </table:table-cell>
        </table:table-row>
        <table:table-row>
          <table:table-cell table:style-name="Table1.A2" office:value-type="string">
            <text:p text:style-name="P19">carte03.txt</text:p>
          </table:table-cell>
          <table:table-cell table:style-name="Table1.A2" office:value-type="string">
            <text:p text:style-name="P19">20</text:p>
          </table:table-cell>
          <table:table-cell table:style-name="Table1.A2" office:value-type="string">
            <text:p text:style-name="P19">2</text:p>
          </table:table-cell>
          <table:table-cell table:style-name="Table1.A2" office:value-type="string">
            <text:p text:style-name="P19">13120</text:p>
          </table:table-cell>
          <table:table-cell table:style-name="Table1.A2" office:value-type="string">
            <text:p text:style-name="P19">OK</text:p>
          </table:table-cell>
          <table:table-cell table:style-name="Table1.A2" office:value-type="string">
            <text:p text:style-name="P19">0.00</text:p>
          </table:table-cell>
          <table:table-cell table:style-name="Table1.G2" office:value-type="string">
            <text:p text:style-name="P19">5648k</text:p>
          </table:table-cell>
        </table:table-row>
        <table:table-row>
          <table:table-cell table:style-name="Table1.A2" office:value-type="string">
            <text:p text:style-name="P19">carte03.txt</text:p>
          </table:table-cell>
          <table:table-cell table:style-name="Table1.A2" office:value-type="string">
            <text:p text:style-name="P19">20</text:p>
          </table:table-cell>
          <table:table-cell table:style-name="Table1.A2" office:value-type="string">
            <text:p text:style-name="P19">2-100</text:p>
          </table:table-cell>
          <table:table-cell table:style-name="Table1.A2" office:value-type="string">
            <text:p text:style-name="P19">6560</text:p>
          </table:table-cell>
          <table:table-cell table:style-name="Table1.A2" office:value-type="string">
            <text:p text:style-name="P19">OK</text:p>
          </table:table-cell>
          <table:table-cell table:style-name="Table1.A2" office:value-type="string">
            <text:p text:style-name="P19">0.47</text:p>
          </table:table-cell>
          <table:table-cell table:style-name="Table1.G2" office:value-type="string">
            <text:p text:style-name="P19">5680k</text:p>
          </table:table-cell>
        </table:table-row>
        <table:table-row>
          <table:table-cell table:style-name="Table1.A2" office:value-type="string">
            <text:p text:style-name="P19">carte03.txt</text:p>
          </table:table-cell>
          <table:table-cell table:style-name="Table1.A2" office:value-type="string">
            <text:p text:style-name="P19">20</text:p>
          </table:table-cell>
          <table:table-cell table:style-name="Table1.A2" office:value-type="string">
            <text:p text:style-name="P19">2-50</text:p>
          </table:table-cell>
          <table:table-cell table:style-name="Table1.A2" office:value-type="string">
            <text:p text:style-name="P19">6560</text:p>
          </table:table-cell>
          <table:table-cell table:style-name="Table1.A2" office:value-type="string">
            <text:p text:style-name="P19">OK</text:p>
          </table:table-cell>
          <table:table-cell table:style-name="Table1.A2" office:value-type="string">
            <text:p text:style-name="P19">0.41</text:p>
          </table:table-cell>
          <table:table-cell table:style-name="Table1.G2" office:value-type="string">
            <text:p text:style-name="P19">5664k</text:p>
          </table:table-cell>
        </table:table-row>
        <table:table-row>
          <table:table-cell table:style-name="Table1.A2" office:value-type="string">
            <text:p text:style-name="P19">carte03.txt</text:p>
          </table:table-cell>
          <table:table-cell table:style-name="Table1.A2" office:value-type="string">
            <text:p text:style-name="P19">20</text:p>
          </table:table-cell>
          <table:table-cell table:style-name="Table1.A2" office:value-type="string">
            <text:p text:style-name="P19">2-10</text:p>
          </table:table-cell>
          <table:table-cell table:style-name="Table1.A2" office:value-type="string">
            <text:p text:style-name="P19">6560</text:p>
          </table:table-cell>
          <table:table-cell table:style-name="Table1.A2" office:value-type="string">
            <text:p text:style-name="P19">OK</text:p>
          </table:table-cell>
          <table:table-cell table:style-name="Table1.A2" office:value-type="string">
            <text:p text:style-name="P19">0.52</text:p>
          </table:table-cell>
          <table:table-cell table:style-name="Table1.G2" office:value-type="string">
            <text:p text:style-name="P19">5664k</text:p>
          </table:table-cell>
        </table:table-row>
        <table:table-row>
          <table:table-cell table:style-name="Table1.A2" office:value-type="string">
            <text:p text:style-name="P19">carte03.txt</text:p>
          </table:table-cell>
          <table:table-cell table:style-name="Table1.A2" office:value-type="string">
            <text:p text:style-name="P19">20</text:p>
          </table:table-cell>
          <table:table-cell table:style-name="Table1.A2" office:value-type="string">
            <text:p text:style-name="P19">2-1</text:p>
          </table:table-cell>
          <table:table-cell table:style-name="Table1.A2" office:value-type="string">
            <text:p text:style-name="P19">6560</text:p>
          </table:table-cell>
          <table:table-cell table:style-name="Table1.A2" office:value-type="string">
            <text:p text:style-name="P19">OK</text:p>
          </table:table-cell>
          <table:table-cell table:style-name="Table1.A2" office:value-type="string">
            <text:p text:style-name="P19">0.38</text:p>
          </table:table-cell>
          <table:table-cell table:style-name="Table1.G2" office:value-type="string">
            <text:p text:style-name="P19">5664k</text:p>
          </table:table-cell>
        </table:table-row>
        <table:table-row>
          <table:table-cell table:style-name="Table1.A2" office:value-type="string">
            <text:p text:style-name="P19">carte03.txt</text:p>
          </table:table-cell>
          <table:table-cell table:style-name="Table1.A2" office:value-type="string">
            <text:p text:style-name="P19">20</text:p>
          </table:table-cell>
          <table:table-cell table:style-name="Table1.A2" office:value-type="string">
            <text:p text:style-name="P19">3</text:p>
          </table:table-cell>
          <table:table-cell table:style-name="Table1.A2" office:value-type="string">
            <text:p text:style-name="P19">19680</text:p>
          </table:table-cell>
          <table:table-cell table:style-name="Table1.A2" office:value-type="string">
            <text:p text:style-name="P19">?</text:p>
          </table:table-cell>
          <table:table-cell table:style-name="Table1.A2" office:value-type="string">
            <text:p text:style-name="P19">0.50</text:p>
          </table:table-cell>
          <table:table-cell table:style-name="Table1.G2" office:value-type="string">
            <text:p text:style-name="P19">5664k</text:p>
          </table:table-cell>
        </table:table-row>
        <table:table-row>
          <table:table-cell table:style-name="Table1.A2" office:value-type="string">
            <text:p text:style-name="P19">carte03.txt</text:p>
          </table:table-cell>
          <table:table-cell table:style-name="Table1.A2" office:value-type="string">
            <text:p text:style-name="P19">20</text:p>
          </table:table-cell>
          <table:table-cell table:style-name="Table1.A2" office:value-type="string">
            <text:p text:style-name="P19">4</text:p>
          </table:table-cell>
          <table:table-cell table:style-name="Table1.A2" office:value-type="string">
            <text:p text:style-name="P19">26240</text:p>
          </table:table-cell>
          <table:table-cell table:style-name="Table1.A2" office:value-type="string">
            <text:p text:style-name="P19">?</text:p>
          </table:table-cell>
          <table:table-cell table:style-name="Table1.A2" office:value-type="string">
            <text:p text:style-name="P19">0.54</text:p>
          </table:table-cell>
          <table:table-cell table:style-name="Table1.G2" office:value-type="string">
            <text:p text:style-name="P19">5648k</text:p>
          </table:table-cell>
        </table:table-row>
        <table:table-row>
          <table:table-cell table:style-name="Table1.A2" office:value-type="string">
            <text:p text:style-name="P19">carte04.txt</text:p>
          </table:table-cell>
          <table:table-cell table:style-name="Table1.A2" office:value-type="string">
            <text:p text:style-name="P19">10</text:p>
          </table:table-cell>
          <table:table-cell table:style-name="Table1.A2" office:value-type="string">
            <text:p text:style-name="P19">1</text:p>
          </table:table-cell>
          <table:table-cell table:style-name="Table1.A2" office:value-type="string">
            <text:p text:style-name="P19">1.002e+06</text:p>
          </table:table-cell>
          <table:table-cell table:style-name="Table1.A2" office:value-type="string">
            <text:p text:style-name="P19">OK</text:p>
          </table:table-cell>
          <table:table-cell table:style-name="Table1.A2" office:value-type="string">
            <text:p text:style-name="P19">0.01</text:p>
          </table:table-cell>
          <table:table-cell table:style-name="Table1.G2" office:value-type="string">
            <text:p text:style-name="P19">6736k</text:p>
          </table:table-cell>
        </table:table-row>
        <table:table-row>
          <table:table-cell table:style-name="Table1.A2" office:value-type="string">
            <text:p text:style-name="P19">carte04.txt</text:p>
          </table:table-cell>
          <table:table-cell table:style-name="Table1.A2" office:value-type="string">
            <text:p text:style-name="P19">10</text:p>
          </table:table-cell>
          <table:table-cell table:style-name="Table1.A2" office:value-type="string">
            <text:p text:style-name="P19">2</text:p>
          </table:table-cell>
          <table:table-cell table:style-name="Table1.A2" office:value-type="string">
            <text:p text:style-name="P19">2.004e+06</text:p>
          </table:table-cell>
          <table:table-cell table:style-name="Table1.A2" office:value-type="string">
            <text:p text:style-name="P19">OK</text:p>
          </table:table-cell>
          <table:table-cell table:style-name="Table1.A2" office:value-type="string">
            <text:p text:style-name="P19">0.01</text:p>
          </table:table-cell>
          <table:table-cell table:style-name="Table1.G2" office:value-type="string">
            <text:p text:style-name="P19">6752k</text:p>
          </table:table-cell>
        </table:table-row>
        <table:table-row>
          <table:table-cell table:style-name="Table1.A2" office:value-type="string">
            <text:p text:style-name="P19">carte04.txt</text:p>
          </table:table-cell>
          <table:table-cell table:style-name="Table1.A2" office:value-type="string">
            <text:p text:style-name="P19">10</text:p>
          </table:table-cell>
          <table:table-cell table:style-name="Table1.A2" office:value-type="string">
            <text:p text:style-name="P19">2-100</text:p>
          </table:table-cell>
          <table:table-cell table:style-name="Table1.A2" office:value-type="string">
            <text:p text:style-name="P19">1.002e+06</text:p>
          </table:table-cell>
          <table:table-cell table:style-name="Table1.A2" office:value-type="string">
            <text:p text:style-name="P19">OK</text:p>
          </table:table-cell>
          <table:table-cell table:style-name="Table1.A2" office:value-type="string">
            <text:p text:style-name="P19">0.10</text:p>
          </table:table-cell>
          <table:table-cell table:style-name="Table1.G2" office:value-type="string">
            <text:p text:style-name="P19">6720k</text:p>
          </table:table-cell>
        </table:table-row>
        <table:table-row>
          <table:table-cell table:style-name="Table1.A2" office:value-type="string">
            <text:p text:style-name="P19">carte04.txt</text:p>
          </table:table-cell>
          <table:table-cell table:style-name="Table1.A2" office:value-type="string">
            <text:p text:style-name="P19">10</text:p>
          </table:table-cell>
          <table:table-cell table:style-name="Table1.A2" office:value-type="string">
            <text:p text:style-name="P19">2-50</text:p>
          </table:table-cell>
          <table:table-cell table:style-name="Table1.A2" office:value-type="string">
            <text:p text:style-name="P19">1.002e+06</text:p>
          </table:table-cell>
          <table:table-cell table:style-name="Table1.A2" office:value-type="string">
            <text:p text:style-name="P19">OK</text:p>
          </table:table-cell>
          <table:table-cell table:style-name="Table1.A2" office:value-type="string">
            <text:p text:style-name="P19">0.11</text:p>
          </table:table-cell>
          <table:table-cell table:style-name="Table1.G2" office:value-type="string">
            <text:p text:style-name="P19">6720k</text:p>
          </table:table-cell>
        </table:table-row>
        <table:table-row>
          <table:table-cell table:style-name="Table1.A2" office:value-type="string">
            <text:p text:style-name="P19">carte04.txt</text:p>
          </table:table-cell>
          <table:table-cell table:style-name="Table1.A2" office:value-type="string">
            <text:p text:style-name="P19">10</text:p>
          </table:table-cell>
          <table:table-cell table:style-name="Table1.A2" office:value-type="string">
            <text:p text:style-name="P19">2-10</text:p>
          </table:table-cell>
          <table:table-cell table:style-name="Table1.A2" office:value-type="string">
            <text:p text:style-name="P19">1.002e+06</text:p>
          </table:table-cell>
          <table:table-cell table:style-name="Table1.A2" office:value-type="string">
            <text:p text:style-name="P19">OK</text:p>
          </table:table-cell>
          <table:table-cell table:style-name="Table1.A2" office:value-type="string">
            <text:p text:style-name="P19">0.10</text:p>
          </table:table-cell>
          <table:table-cell table:style-name="Table1.G2" office:value-type="string">
            <text:p text:style-name="P19">6720k</text:p>
          </table:table-cell>
        </table:table-row>
        <table:table-row>
          <table:table-cell table:style-name="Table1.A2" office:value-type="string">
            <text:p text:style-name="P19">carte04.txt</text:p>
          </table:table-cell>
          <table:table-cell table:style-name="Table1.A2" office:value-type="string">
            <text:p text:style-name="P19">10</text:p>
          </table:table-cell>
          <table:table-cell table:style-name="Table1.A2" office:value-type="string">
            <text:p text:style-name="P19">2-1</text:p>
          </table:table-cell>
          <table:table-cell table:style-name="Table1.A2" office:value-type="string">
            <text:p text:style-name="P19">1.002e+06</text:p>
          </table:table-cell>
          <table:table-cell table:style-name="Table1.A2" office:value-type="string">
            <text:p text:style-name="P19">OK</text:p>
          </table:table-cell>
          <table:table-cell table:style-name="Table1.A2" office:value-type="string">
            <text:p text:style-name="P19">0.12</text:p>
          </table:table-cell>
          <table:table-cell table:style-name="Table1.G2" office:value-type="string">
            <text:p text:style-name="P19">6736k</text:p>
          </table:table-cell>
        </table:table-row>
        <table:table-row>
          <table:table-cell table:style-name="Table1.A2" office:value-type="string">
            <text:p text:style-name="P19">carte04.txt</text:p>
          </table:table-cell>
          <table:table-cell table:style-name="Table1.A2" office:value-type="string">
            <text:p text:style-name="P19">10</text:p>
          </table:table-cell>
          <table:table-cell table:style-name="Table1.A2" office:value-type="string">
            <text:p text:style-name="P19">3</text:p>
          </table:table-cell>
          <table:table-cell table:style-name="Table1.A2" office:value-type="string">
            <text:p text:style-name="P19">3.006e+06</text:p>
          </table:table-cell>
          <table:table-cell table:style-name="Table1.A2" office:value-type="string">
            <text:p text:style-name="P19">?</text:p>
          </table:table-cell>
          <table:table-cell table:style-name="Table1.A2" office:value-type="string">
            <text:p text:style-name="P19">0.07</text:p>
          </table:table-cell>
          <table:table-cell table:style-name="Table1.G2" office:value-type="string">
            <text:p text:style-name="P19">6736k</text:p>
          </table:table-cell>
        </table:table-row>
        <table:table-row>
          <table:table-cell table:style-name="Table1.A2" office:value-type="string">
            <text:p text:style-name="P19">carte04.txt</text:p>
          </table:table-cell>
          <table:table-cell table:style-name="Table1.A2" office:value-type="string">
            <text:p text:style-name="P19">10</text:p>
          </table:table-cell>
          <table:table-cell table:style-name="Table1.A2" office:value-type="string">
            <text:p text:style-name="P19">4</text:p>
          </table:table-cell>
          <table:table-cell table:style-name="Table1.A2" office:value-type="string">
            <text:p text:style-name="P19">4.008e+06</text:p>
          </table:table-cell>
          <table:table-cell table:style-name="Table1.A2" office:value-type="string">
            <text:p text:style-name="P19">?</text:p>
          </table:table-cell>
          <table:table-cell table:style-name="Table1.A2" office:value-type="string">
            <text:p text:style-name="P19">0.10</text:p>
          </table:table-cell>
          <table:table-cell table:style-name="Table1.G2" office:value-type="string">
            <text:p text:style-name="P19">6720k</text:p>
          </table:table-cell>
        </table:table-row>
        <table:table-row>
          <table:table-cell table:style-name="Table1.A2" office:value-type="string">
            <text:p text:style-name="P19">carte05.txt</text:p>
          </table:table-cell>
          <table:table-cell table:style-name="Table1.A2" office:value-type="string">
            <text:p text:style-name="P19">50</text:p>
          </table:table-cell>
          <table:table-cell table:style-name="Table1.A2" office:value-type="string">
            <text:p text:style-name="P19">1</text:p>
          </table:table-cell>
          <table:table-cell table:style-name="Table1.A2" office:value-type="string">
            <text:p text:style-name="P19">1.6008e+07</text:p>
          </table:table-cell>
          <table:table-cell table:style-name="Table1.A2" office:value-type="string">
            <text:p text:style-name="P19">OK</text:p>
          </table:table-cell>
          <table:table-cell table:style-name="Table1.A2" office:value-type="string">
            <text:p text:style-name="P19">0.33</text:p>
          </table:table-cell>
          <table:table-cell table:style-name="Table1.G2" office:value-type="string">
            <text:p text:style-name="P19">31632k</text:p>
          </table:table-cell>
        </table:table-row>
        <table:table-row>
          <table:table-cell table:style-name="Table1.A2" office:value-type="string">
            <text:p text:style-name="P19">carte05.txt</text:p>
          </table:table-cell>
          <table:table-cell table:style-name="Table1.A2" office:value-type="string">
            <text:p text:style-name="P19">50</text:p>
          </table:table-cell>
          <table:table-cell table:style-name="Table1.A2" office:value-type="string">
            <text:p text:style-name="P19">2</text:p>
          </table:table-cell>
          <table:table-cell table:style-name="Table1.A2" office:value-type="string">
            <text:p text:style-name="P19">3.2016e+07</text:p>
          </table:table-cell>
          <table:table-cell table:style-name="Table1.A2" office:value-type="string">
            <text:p text:style-name="P19">?</text:p>
          </table:table-cell>
          <table:table-cell table:style-name="Table1.A2" office:value-type="string">
            <text:p text:style-name="P19">0.36</text:p>
          </table:table-cell>
          <table:table-cell table:style-name="Table1.G2" office:value-type="string">
            <text:p text:style-name="P19">31632k</text:p>
          </table:table-cell>
        </table:table-row>
        <table:table-row>
          <table:table-cell table:style-name="Table1.A2" office:value-type="string">
            <text:p text:style-name="P19">carte05.txt</text:p>
          </table:table-cell>
          <table:table-cell table:style-name="Table1.A2" office:value-type="string">
            <text:p text:style-name="P19">50</text:p>
          </table:table-cell>
          <table:table-cell table:style-name="Table1.A2" office:value-type="string">
            <text:p text:style-name="P19">2-100</text:p>
          </table:table-cell>
          <table:table-cell table:style-name="Table1.A2" office:value-type="string">
            <text:p text:style-name="P19">1.6008e+07</text:p>
          </table:table-cell>
          <table:table-cell table:style-name="Table1.A2" office:value-type="string">
            <text:p text:style-name="P19">?</text:p>
          </table:table-cell>
          <table:table-cell table:style-name="Table1.A2" office:value-type="string">
            <text:p text:style-name="P19">1.89</text:p>
          </table:table-cell>
          <table:table-cell table:style-name="Table1.G2" office:value-type="string">
            <text:p text:style-name="P19">31632k</text:p>
          </table:table-cell>
        </table:table-row>
        <table:table-row>
          <table:table-cell table:style-name="Table1.A2" office:value-type="string">
            <text:p text:style-name="P19">carte05.txt</text:p>
          </table:table-cell>
          <table:table-cell table:style-name="Table1.A2" office:value-type="string">
            <text:p text:style-name="P19">50</text:p>
          </table:table-cell>
          <table:table-cell table:style-name="Table1.A2" office:value-type="string">
            <text:p text:style-name="P19">2-50</text:p>
          </table:table-cell>
          <table:table-cell table:style-name="Table1.A2" office:value-type="string">
            <text:p text:style-name="P19">1.6008e+07</text:p>
          </table:table-cell>
          <table:table-cell table:style-name="Table1.A2" office:value-type="string">
            <text:p text:style-name="P19">?</text:p>
          </table:table-cell>
          <table:table-cell table:style-name="Table1.A2" office:value-type="string">
            <text:p text:style-name="P19">2.01</text:p>
          </table:table-cell>
          <table:table-cell table:style-name="Table1.G2" office:value-type="string">
            <text:p text:style-name="P19">31632k</text:p>
          </table:table-cell>
        </table:table-row>
        <table:table-row>
          <table:table-cell table:style-name="Table1.A2" office:value-type="string">
            <text:p text:style-name="P19">carte05.txt</text:p>
          </table:table-cell>
          <table:table-cell table:style-name="Table1.A2" office:value-type="string">
            <text:p text:style-name="P19">50</text:p>
          </table:table-cell>
          <table:table-cell table:style-name="Table1.A2" office:value-type="string">
            <text:p text:style-name="P19">2-10</text:p>
          </table:table-cell>
          <table:table-cell table:style-name="Table1.A2" office:value-type="string">
            <text:p text:style-name="P19">1.6008e+07</text:p>
          </table:table-cell>
          <table:table-cell table:style-name="Table1.A2" office:value-type="string">
            <text:p text:style-name="P19">?</text:p>
          </table:table-cell>
          <table:table-cell table:style-name="Table1.A2" office:value-type="string">
            <text:p text:style-name="P19">2.24</text:p>
          </table:table-cell>
          <table:table-cell table:style-name="Table1.G2" office:value-type="string">
            <text:p text:style-name="P19">31632k</text:p>
          </table:table-cell>
        </table:table-row>
        <table:table-row>
          <table:table-cell table:style-name="Table1.A2" office:value-type="string">
            <text:p text:style-name="P19">carte05.txt</text:p>
          </table:table-cell>
          <table:table-cell table:style-name="Table1.A2" office:value-type="string">
            <text:p text:style-name="P19">50</text:p>
          </table:table-cell>
          <table:table-cell table:style-name="Table1.A2" office:value-type="string">
            <text:p text:style-name="P19">2-1</text:p>
          </table:table-cell>
          <table:table-cell table:style-name="Table1.A2" office:value-type="string">
            <text:p text:style-name="P19">1.6008e+07</text:p>
          </table:table-cell>
          <table:table-cell table:style-name="Table1.A2" office:value-type="string">
            <text:p text:style-name="P19">?</text:p>
          </table:table-cell>
          <table:table-cell table:style-name="Table1.A2" office:value-type="string">
            <text:p text:style-name="P19">1.97</text:p>
          </table:table-cell>
          <table:table-cell table:style-name="Table1.G2" office:value-type="string">
            <text:p text:style-name="P19">31632k</text:p>
          </table:table-cell>
        </table:table-row>
        <table:table-row>
          <table:table-cell table:style-name="Table1.A2" office:value-type="string">
            <text:p text:style-name="P19">carte05.txt</text:p>
          </table:table-cell>
          <table:table-cell table:style-name="Table1.A2" office:value-type="string">
            <text:p text:style-name="P19">50</text:p>
          </table:table-cell>
          <table:table-cell table:style-name="Table1.A2" office:value-type="string">
            <text:p text:style-name="P19">3</text:p>
          </table:table-cell>
          <table:table-cell table:style-name="Table1.A2" office:value-type="string">
            <text:p text:style-name="P19">4.8024e+07</text:p>
          </table:table-cell>
          <table:table-cell table:style-name="Table1.A2" office:value-type="string">
            <text:p text:style-name="P19">?</text:p>
          </table:table-cell>
          <table:table-cell table:style-name="Table1.A2" office:value-type="string">
            <text:p text:style-name="P19">1.89</text:p>
          </table:table-cell>
          <table:table-cell table:style-name="Table1.G2" office:value-type="string">
            <text:p text:style-name="P19">31616k</text:p>
          </table:table-cell>
        </table:table-row>
        <table:table-row>
          <table:table-cell table:style-name="Table1.A2" office:value-type="string">
            <text:p text:style-name="P19">carte05.txt</text:p>
          </table:table-cell>
          <table:table-cell table:style-name="Table1.A2" office:value-type="string">
            <text:p text:style-name="P19">50</text:p>
          </table:table-cell>
          <table:table-cell table:style-name="Table1.A2" office:value-type="string">
            <text:p text:style-name="P19">4</text:p>
          </table:table-cell>
          <table:table-cell table:style-name="Table1.A2" office:value-type="string">
            <text:p text:style-name="P19">6.4032e+07</text:p>
          </table:table-cell>
          <table:table-cell table:style-name="Table1.A2" office:value-type="string">
            <text:p text:style-name="P19">?</text:p>
          </table:table-cell>
          <table:table-cell table:style-name="Table1.A2" office:value-type="string">
            <text:p text:style-name="P19">2.00</text:p>
          </table:table-cell>
          <table:table-cell table:style-name="Table1.G2" office:value-type="string">
            <text:p text:style-name="P19">31632k</text:p>
          </table:table-cell>
        </table:table-row>
      </table:table>
      <text:p text:style-name="P20"/>
      <text:h text:style-name="Heading_20_2" text:outline-level="2"><text:soft-page-break/>4. <text:span text:style-name="T4">A</text:span>nalyse de la complexité temporelle</text:h>
      <text:p text:style-name="Text_20_body"/>
      <text:list xml:id="list2076837080096819037" text:style-name="L2">
        <text:list-item>
          <text:p text:style-name="P46"><text:span text:style-name="T14">p </text:span>indique nombre points par polygone (d'une région)</text:p>
        </text:list-item>
        <text:list-item>
          <text:p text:style-name="P46"><text:span text:style-name="T14">r </text:span>indique nombre de régions (polygones)</text:p>
        </text:list-item>
        <text:list-item>
          <text:p text:style-name="P45"><text:span text:style-name="T14">n </text:span>indique nombre de régions à sélectionner.</text:p>
        </text:list-item>
      </text:list>
      <text:h text:style-name="Heading_20_3" text:outline-level="3">4.1 <text:s/>fonction calculant l'aire d'un polygone</text:h>
      <text:p text:style-name="P17">Aire = O(p)</text:p>
      <text:h text:style-name="Heading_20_3" text:outline-level="3">4.2 fonction calculant la distance minimale entre deux polygones</text:h>
      <text:p text:style-name="P13">Si <text:span text:style-name="T17">p </text:span><text:span text:style-name="T27">&lt; 100</text:span></text:p>
      <text:p text:style-name="P14">Distance min =<text:span text:style-name="T17"> p</text:span> * <text:span text:style-name="T17">p</text:span> * distance segment</text:p>
      <text:p text:style-name="P14">distance segment = 4 * <text:span text:style-name="T28"><text:s/></text:span><text:span text:style-name="T29">p</text:span></text:p>
      <text:p text:style-name="P16">donc : <text:s/><text:span text:style-name="T18">p * <text:s/>p * </text:span><text:span text:style-name="T17">4 * <text:s/></text:span><text:span text:style-name="T18">p </text:span><text:span text:style-name="T17">= O(p</text:span><text:span text:style-name="T31">3</text:span><text:span text:style-name="T17">)</text:span></text:p>
      <text:p text:style-name="P16"><text:span text:style-name="T26">Si </text:span><text:span text:style-name="T18">p </text:span><text:span text:style-name="T17">&gt;</text:span><text:span text:style-name="T26"> 100</text:span> : O(log<text:span text:style-name="T34">100</text:span> <text:s/><text:span text:style-name="T18">p</text:span><text:span text:style-name="T17">) = O(log</text:span><text:span text:style-name="T35">2</text:span><text:span text:style-name="T17"> <text:s/></text:span><text:span text:style-name="T18">p</text:span><text:span text:style-name="T17">)</text:span></text:p>
      <text:h text:style-name="Heading_20_3" text:outline-level="3">4.3 programme principal (fonction main)</text:h>
      <text:p text:style-name="P12">Lecture des <text:span text:style-name="T25">régions </text:span>: <text:span text:style-name="T26">O</text:span><text:span text:style-name="T24"> </text:span>( <text:span text:style-name="T39">r</text:span><text:span text:style-name="T26"> * </text:span><text:span text:style-name="T39">p</text:span>)</text:p>
      <text:p text:style-name="P12">nombre de <text:span text:style-name="T25">régions</text:span> * calcul de l'aire d'un polygone: <text:s/><text:span text:style-name="T30">O( </text:span><text:span text:style-name="T39">r</text:span><text:span text:style-name="T25"> * </text:span><text:span text:style-name="T39">p</text:span><text:span text:style-name="T30">)</text:span></text:p>
      <text:p text:style-name="P15">sélection de la plus grande région : <text:span text:style-name="T42">O</text:span><text:span text:style-name="T30">(</text:span><text:span text:style-name="T39">r</text:span><text:span text:style-name="T30">)</text:span></text:p>
      <text:p text:style-name="P15">sélection des deux <text:span text:style-name="T30">r</text:span><text:span text:style-name="T37">égions</text:span> plu<text:span text:style-name="T30">s grandes :</text:span><text:span text:style-name="T38">O(</text:span><text:span text:style-name="T39">r</text:span><text:span text:style-name="T38">) + O(</text:span><text:span text:style-name="T39">r</text:span><text:span text:style-name="T32">2 </text:span><text:span text:style-name="T38">) * O(distance) = O( </text:span><text:span text:style-name="T39">r</text:span><text:span text:style-name="T32">2</text:span><text:span text:style-name="T38"> * log </text:span><text:span text:style-name="T39">p</text:span><text:span text:style-name="T38">)</text:span></text:p>
      <text:p text:style-name="P15"><text:span text:style-name="T38">s</text:span><text:span text:style-name="T36">élection</text:span><text:span text:style-name="T27"> des </text:span><text:span text:style-name="T37">n région</text:span><text:span text:style-name="T38">s</text:span><text:span text:style-name="T27"> plu</text:span><text:span text:style-name="T30">s grandes :</text:span></text:p>
      <text:p text:style-name="P18">total : le plus grand : <text:span text:style-name="T41">O( </text:span><text:span text:style-name="T40">r</text:span><text:span text:style-name="T33">2</text:span><text:span text:style-name="T41"> * log </text:span><text:span text:style-name="T40">p</text:span><text:span text:style-name="T41">)</text:span></text:p>
      <text:p text:style-name="P9"/>
      <text:p text:style-name="P9"/>
      <text:h text:style-name="P44" text:outline-level="2"><text:span text:style-name="T5">5</text:span>. <text:span text:style-name="T5">Code source</text:span></text:h>
      <text:p text:style-name="P7"><text:span text:style-name="T10">À</text:span> partir de la page suivante.</text:p>
      <text:p text:style-name="P8">Imprimez fichier1.h, fichier1.cpp, fichier2.h, fichier2.cpp, etc.</text:p>
      <text:p text:style-name="P8">Imprimez séparément avec un éditeur texte capable de mettre évidence la syntaxe 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72cm" fo:margin-bottom="1.988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4T15:06:24.470119842</meta:creation-date>
    <dc:date>2014-10-07T12:53:31.992000000</dc:date>
    <meta:editing-duration>PT1H37M6S</meta:editing-duration>
    <meta:editing-cycles>24</meta:editing-cycles>
    <meta:generator>LibreOffice/4.3.1.2$Windows_x86 LibreOffice_project/958349dc3b25111dbca392fbc281a05559ef6848</meta:generator>
    <meta:document-statistic meta:table-count="8" meta:image-count="0" meta:object-count="0" meta:page-count="5" meta:paragraph-count="427" meta:word-count="982" meta:character-count="5314" meta:non-whitespace-character-count="4747"/>
  </office:meta>
</office:document-meta>
</file>